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615cm" style:rel-column-width="25498*"/>
    </style:style>
    <style:style style:name="Таблица1.B" style:family="table-column">
      <style:table-column-properties style:column-width="10.386cm" style:rel-column-width="40037*"/>
    </style:style>
    <style:style style:name="Таблица1.A1" style:family="table-cell">
      <style:table-cell-properties fo:padding="0.011cm" fo:border-left="0.05pt solid #cccccc" fo:border-right="none" fo:border-top="0.05pt solid #cccccc" fo:border-bottom="0.05pt solid #cccccc"/>
    </style:style>
    <style:style style:name="Таблица1.B1" style:family="table-cell">
      <style:table-cell-properties fo:padding="0.011cm" fo:border="0.05pt solid #cccccc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615cm" style:rel-column-width="25501*"/>
    </style:style>
    <style:style style:name="Таблица2.B" style:family="table-column">
      <style:table-column-properties style:column-width="10.386cm" style:rel-column-width="40034*"/>
    </style:style>
    <style:style style:name="Таблица2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2.B1" style:family="table-cell">
      <style:table-cell-properties fo:padding="0.011cm" fo:border="0.05pt solid #b2b2b2"/>
    </style:style>
    <style:style style:name="Таблица2.A2" style:family="table-cell">
      <style:table-cell-properties fo:padding="0.011cm" fo:border-left="0.05pt solid #b2b2b2" fo:border-right="none" fo:border-top="none" fo:border-bottom="0.05pt solid #b2b2b2"/>
    </style:style>
    <style:style style:name="Таблица2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6.615cm" style:rel-column-width="25498*"/>
    </style:style>
    <style:style style:name="Таблица3.B" style:family="table-column">
      <style:table-column-properties style:column-width="10.386cm" style:rel-column-width="40037*"/>
    </style:style>
    <style:style style:name="Таблица3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3.B1" style:family="table-cell">
      <style:table-cell-properties fo:padding="0.011cm" fo:border="0.05pt solid #b2b2b2"/>
    </style:style>
    <style:style style:name="Таблица3.A2" style:family="table-cell">
      <style:table-cell-properties fo:padding="0.011cm" fo:border-left="0.05pt solid #b2b2b2" fo:border-right="none" fo:border-top="none" fo:border-bottom="0.05pt solid #b2b2b2"/>
    </style:style>
    <style:style style:name="Таблица3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7.472cm" style:rel-column-width="28806*"/>
    </style:style>
    <style:style style:name="Таблица4.B" style:family="table-column">
      <style:table-column-properties style:column-width="9.529cm" style:rel-column-width="3672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7.472cm" style:rel-column-width="28806*"/>
    </style:style>
    <style:style style:name="Таблица5.B" style:family="table-column">
      <style:table-column-properties style:column-width="9.529cm" style:rel-column-width="3672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103cm" style:rel-column-width="11961*"/>
    </style:style>
    <style:style style:name="Таблица6.B" style:family="table-column">
      <style:table-column-properties style:column-width="13.898cm" style:rel-column-width="5357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91cm" style:rel-column-width="11220*"/>
    </style:style>
    <style:style style:name="Таблица7.B" style:family="table-column">
      <style:table-column-properties style:column-width="14.09cm" style:rel-column-width="5431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7.408cm" style:rel-column-width="28561*"/>
    </style:style>
    <style:style style:name="Таблица8.B" style:family="table-column">
      <style:table-column-properties style:column-width="9.592cm" style:rel-column-width="3697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NPCsoptions" style:family="table">
      <style:table-properties style:width="17cm" table:align="margins"/>
    </style:style>
    <style:style style:name="NPCsoptions.A" style:family="table-column">
      <style:table-column-properties style:column-width="3.279cm" style:rel-column-width="12640*"/>
    </style:style>
    <style:style style:name="NPCsoptions.B" style:family="table-column">
      <style:table-column-properties style:column-width="4.923cm" style:rel-column-width="18977*"/>
    </style:style>
    <style:style style:name="NPCsoptions.C" style:family="table-column">
      <style:table-column-properties style:column-width="8.798cm" style:rel-column-width="33918*"/>
    </style:style>
    <style:style style:name="NPCsoptions.A1" style:family="table-cell">
      <style:table-cell-properties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NPCsoptions.C1" style:family="table-cell">
      <style:table-cell-properties fo:background-color="transparent" fo:padding="0.011cm" fo:border="0.05pt solid #000000">
        <style:background-image/>
      </style:table-cell-properties>
    </style:style>
    <style:style style:name="NPCsoptions.A2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NPCsoptions.C2" style:family="table-cell">
      <style:table-cell-properties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6f313" officeooo:paragraph-rsid="0016f313"/>
    </style:style>
    <style:style style:name="P2" style:family="paragraph" style:parent-style-name="Standard">
      <style:text-properties officeooo:rsid="0017be8c" officeooo:paragraph-rsid="0017be8c"/>
    </style:style>
    <style:style style:name="P3" style:family="paragraph" style:parent-style-name="Standard">
      <style:text-properties officeooo:rsid="00197099" officeooo:paragraph-rsid="001c5b8d"/>
    </style:style>
    <style:style style:name="P4" style:family="paragraph" style:parent-style-name="Standard">
      <style:text-properties fo:language="en" fo:country="US" officeooo:rsid="00197099" officeooo:paragraph-rsid="00197099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rsid="003babf9" officeooo:paragraph-rsid="00a057e5"/>
    </style:style>
    <style:style style:name="P6" style:family="paragraph" style:parent-style-name="Standard">
      <style:text-properties fo:language="en" fo:country="US" fo:font-style="italic" style:text-underline-style="solid" style:text-underline-width="auto" style:text-underline-color="font-color" officeooo:rsid="005b76b0" officeooo:paragraph-rsid="005b76b0" style:font-style-asian="italic" style:font-style-complex="italic"/>
    </style:style>
    <style:style style:name="P7" style:family="paragraph" style:parent-style-name="Standard">
      <style:text-properties fo:language="en" fo:country="US" fo:font-style="italic" style:text-underline-style="solid" style:text-underline-width="auto" style:text-underline-color="font-color" officeooo:rsid="00a568ab" officeooo:paragraph-rsid="00a568ab" style:font-style-asian="italic" style:font-style-complex="italic"/>
    </style:style>
    <style:style style:name="P8" style:family="paragraph" style:parent-style-name="Standard">
      <style:text-properties fo:language="en" fo:country="US" fo:font-style="italic" officeooo:rsid="0070f022" officeooo:paragraph-rsid="0070f022" style:font-style-asian="italic" style:font-style-complex="italic"/>
    </style:style>
    <style:style style:name="P9" style:family="paragraph" style:parent-style-name="Standard">
      <style:text-properties fo:language="en" fo:country="US" fo:font-style="italic" officeooo:rsid="0072a226" officeooo:paragraph-rsid="0072a226" style:font-style-asian="italic" style:font-style-complex="italic"/>
    </style:style>
    <style:style style:name="P10" style:family="paragraph" style:parent-style-name="Standard">
      <style:text-properties fo:language="en" fo:country="US" fo:font-style="italic" officeooo:rsid="00cf06b1" officeooo:paragraph-rsid="00cf06b1" style:font-style-asian="italic" style:font-style-complex="italic"/>
    </style:style>
    <style:style style:name="P11" style:family="paragraph" style:parent-style-name="Standard">
      <style:text-properties fo:language="en" fo:country="US" fo:font-style="italic" officeooo:rsid="00e81d7d" officeooo:paragraph-rsid="00e81d7d" style:font-style-asian="italic" style:font-style-complex="italic"/>
    </style:style>
    <style:style style:name="P12" style:family="paragraph" style:parent-style-name="Standard">
      <style:text-properties fo:language="en" fo:country="US" officeooo:rsid="0070f022" officeooo:paragraph-rsid="0070f022"/>
    </style:style>
    <style:style style:name="P13" style:family="paragraph" style:parent-style-name="Standard">
      <style:text-properties fo:language="en" fo:country="US" fo:font-style="normal" style:text-underline-style="none" officeooo:rsid="0072a226" officeooo:paragraph-rsid="0072a226" style:font-style-asian="normal" style:font-style-complex="normal"/>
    </style:style>
    <style:style style:name="P14" style:family="paragraph" style:parent-style-name="Standard">
      <style:text-properties fo:language="en" fo:country="US" fo:font-style="normal" style:text-underline-style="none" officeooo:rsid="00a72215" officeooo:paragraph-rsid="00a72215" style:font-style-asian="normal" style:font-style-complex="normal"/>
    </style:style>
    <style:style style:name="P15" style:family="paragraph" style:parent-style-name="Standard">
      <style:text-properties fo:language="en" fo:country="US" style:text-underline-style="none" officeooo:rsid="007cc04c" officeooo:paragraph-rsid="007cc04c"/>
    </style:style>
    <style:style style:name="P16" style:family="paragraph" style:parent-style-name="Standard">
      <style:paragraph-properties fo:text-align="center" style:justify-single-word="false"/>
      <style:text-properties fo:language="en" fo:country="US" style:text-underline-style="none" officeooo:rsid="007cc04c" officeooo:paragraph-rsid="007cc04c"/>
    </style:style>
    <style:style style:name="P17" style:family="paragraph" style:parent-style-name="Standard">
      <style:text-properties fo:language="en" fo:country="US" style:text-underline-style="none" officeooo:rsid="00a23561" officeooo:paragraph-rsid="00a23561"/>
    </style:style>
    <style:style style:name="P18" style:family="paragraph" style:parent-style-name="Standard">
      <style:text-properties fo:language="en" fo:country="US" officeooo:rsid="008360ed" officeooo:paragraph-rsid="008360ed"/>
    </style:style>
    <style:style style:name="P19" style:family="paragraph" style:parent-style-name="Standard">
      <style:text-properties fo:language="en" fo:country="US" officeooo:rsid="008bf8c8" officeooo:paragraph-rsid="008bf8c8"/>
    </style:style>
    <style:style style:name="P20" style:family="paragraph" style:parent-style-name="Standard">
      <style:text-properties fo:language="en" fo:country="US" officeooo:rsid="009fb823" officeooo:paragraph-rsid="009fb823"/>
    </style:style>
    <style:style style:name="P21" style:family="paragraph" style:parent-style-name="Standard">
      <style:text-properties fo:language="en" fo:country="US" officeooo:rsid="00a057e5" officeooo:paragraph-rsid="00a057e5"/>
    </style:style>
    <style:style style:name="P22" style:family="paragraph" style:parent-style-name="Standard">
      <style:text-properties fo:language="en" fo:country="US" officeooo:rsid="00a35b54" officeooo:paragraph-rsid="00a35b54"/>
    </style:style>
    <style:style style:name="P23" style:family="paragraph" style:parent-style-name="Standard">
      <style:text-properties fo:language="en" fo:country="US" officeooo:rsid="00a568ab" officeooo:paragraph-rsid="00a568ab"/>
    </style:style>
    <style:style style:name="P24" style:family="paragraph" style:parent-style-name="Standard">
      <style:text-properties fo:language="en" fo:country="US" officeooo:rsid="00a72215" officeooo:paragraph-rsid="00a72215"/>
    </style:style>
    <style:style style:name="P25" style:family="paragraph" style:parent-style-name="Standard">
      <style:text-properties fo:language="en" fo:country="US" officeooo:rsid="00a8fd17" officeooo:paragraph-rsid="00a8fd17"/>
    </style:style>
    <style:style style:name="P26" style:family="paragraph" style:parent-style-name="Standard">
      <style:text-properties fo:language="en" fo:country="US" officeooo:rsid="00ab5ee9" officeooo:paragraph-rsid="00ab5ee9"/>
    </style:style>
    <style:style style:name="P27" style:family="paragraph" style:parent-style-name="Standard">
      <style:text-properties fo:language="en" fo:country="US" officeooo:rsid="00b25ca1" officeooo:paragraph-rsid="00b25ca1"/>
    </style:style>
    <style:style style:name="P28" style:family="paragraph" style:parent-style-name="Standard">
      <style:text-properties fo:language="en" fo:country="US" officeooo:rsid="00babd2d" officeooo:paragraph-rsid="00babd2d"/>
    </style:style>
    <style:style style:name="P29" style:family="paragraph" style:parent-style-name="Standard">
      <style:text-properties fo:language="en" fo:country="US" officeooo:rsid="00c65694" officeooo:paragraph-rsid="00c65694"/>
    </style:style>
    <style:style style:name="P30" style:family="paragraph" style:parent-style-name="Standard">
      <style:text-properties fo:language="en" fo:country="US" officeooo:rsid="00430c61" officeooo:paragraph-rsid="004c2aa8"/>
    </style:style>
    <style:style style:name="P31" style:family="paragraph" style:parent-style-name="Standard">
      <style:text-properties fo:language="en" fo:country="US" officeooo:rsid="00430c61" officeooo:paragraph-rsid="004e0258"/>
    </style:style>
    <style:style style:name="P32" style:family="paragraph" style:parent-style-name="Standard">
      <style:text-properties fo:language="en" fo:country="US" officeooo:rsid="00cf06b1" officeooo:paragraph-rsid="00cf06b1"/>
    </style:style>
    <style:style style:name="P33" style:family="paragraph" style:parent-style-name="Standard">
      <style:text-properties fo:language="en" fo:country="US" officeooo:rsid="00cf06b1" officeooo:paragraph-rsid="00cf7f0d"/>
    </style:style>
    <style:style style:name="P34" style:family="paragraph" style:parent-style-name="Standard">
      <style:text-properties fo:language="en" fo:country="US" officeooo:rsid="00cf06b1" officeooo:paragraph-rsid="00d507a2"/>
    </style:style>
    <style:style style:name="P35" style:family="paragraph" style:parent-style-name="Standard">
      <style:text-properties fo:language="en" fo:country="US" officeooo:rsid="00d2109a" officeooo:paragraph-rsid="00d2109a"/>
    </style:style>
    <style:style style:name="P36" style:family="paragraph" style:parent-style-name="Standard">
      <style:text-properties fo:language="en" fo:country="US" officeooo:rsid="00d507a2" officeooo:paragraph-rsid="00d507a2"/>
    </style:style>
    <style:style style:name="P37" style:family="paragraph" style:parent-style-name="Standard">
      <style:text-properties fo:language="en" fo:country="US" officeooo:rsid="00d507a2" officeooo:paragraph-rsid="00d8eba8"/>
    </style:style>
    <style:style style:name="P38" style:family="paragraph" style:parent-style-name="Standard">
      <style:text-properties fo:language="en" fo:country="US" officeooo:rsid="00d559ab" officeooo:paragraph-rsid="00d559ab"/>
    </style:style>
    <style:style style:name="P39" style:family="paragraph" style:parent-style-name="Standard">
      <style:text-properties fo:language="en" fo:country="US" officeooo:rsid="00daef17" officeooo:paragraph-rsid="00daef17"/>
    </style:style>
    <style:style style:name="P40" style:family="paragraph" style:parent-style-name="Standard">
      <style:text-properties fo:language="en" fo:country="US" officeooo:rsid="00db5812" officeooo:paragraph-rsid="00db5812"/>
    </style:style>
    <style:style style:name="P41" style:family="paragraph" style:parent-style-name="Standard">
      <style:text-properties fo:language="en" fo:country="US" officeooo:rsid="00e0ee34" officeooo:paragraph-rsid="00e0ee34"/>
    </style:style>
    <style:style style:name="P42" style:family="paragraph" style:parent-style-name="Standard">
      <style:text-properties fo:language="en" fo:country="US" officeooo:rsid="00e81d7d" officeooo:paragraph-rsid="00e9ad7a"/>
    </style:style>
    <style:style style:name="P43" style:family="paragraph" style:parent-style-name="Standard">
      <style:text-properties fo:language="en" fo:country="US" officeooo:rsid="00e9ad7a" officeooo:paragraph-rsid="00e9ad7a"/>
    </style:style>
    <style:style style:name="P44" style:family="paragraph" style:parent-style-name="Standard">
      <style:text-properties fo:language="en" fo:country="US" officeooo:rsid="00cf7f0d" officeooo:paragraph-rsid="00d507a2"/>
    </style:style>
    <style:style style:name="P45" style:family="paragraph" style:parent-style-name="Standard">
      <style:text-properties fo:language="en" fo:country="US" officeooo:rsid="00cf7f0d" officeooo:paragraph-rsid="00cf7f0d"/>
    </style:style>
    <style:style style:name="P46" style:family="paragraph" style:parent-style-name="Standard">
      <style:text-properties fo:language="en" fo:country="US" officeooo:rsid="00cf7f0d" officeooo:paragraph-rsid="00cf06b1"/>
    </style:style>
    <style:style style:name="P47" style:family="paragraph" style:parent-style-name="Standard">
      <style:text-properties officeooo:rsid="001c5b8d" officeooo:paragraph-rsid="001c5b8d"/>
    </style:style>
    <style:style style:name="P48" style:family="paragraph" style:parent-style-name="Standard">
      <style:text-properties officeooo:rsid="0026fb63" officeooo:paragraph-rsid="00237a94"/>
    </style:style>
    <style:style style:name="P49" style:family="paragraph" style:parent-style-name="Standard">
      <style:text-properties officeooo:rsid="0028e994" officeooo:paragraph-rsid="0028e994"/>
    </style:style>
    <style:style style:name="P50" style:family="paragraph" style:parent-style-name="Standard">
      <style:text-properties officeooo:rsid="00296ff5" officeooo:paragraph-rsid="00296ff5"/>
    </style:style>
    <style:style style:name="P51" style:family="paragraph" style:parent-style-name="Standard">
      <style:text-properties officeooo:rsid="002bfe74" officeooo:paragraph-rsid="002bfe74"/>
    </style:style>
    <style:style style:name="P52" style:family="paragraph" style:parent-style-name="Standard">
      <style:text-properties fo:font-size="14pt" fo:font-style="italic" officeooo:rsid="00237a94" officeooo:paragraph-rsid="00237a94" style:font-size-asian="14pt" style:font-style-asian="italic" style:font-size-complex="14pt" style:font-style-complex="italic"/>
    </style:style>
    <style:style style:name="P53" style:family="paragraph" style:parent-style-name="Standard">
      <style:text-properties officeooo:rsid="003babf9" officeooo:paragraph-rsid="003babf9"/>
    </style:style>
    <style:style style:name="P54" style:family="paragraph" style:parent-style-name="Standard">
      <style:text-properties officeooo:rsid="003babf9" officeooo:paragraph-rsid="003f78cd"/>
    </style:style>
    <style:style style:name="P55" style:family="paragraph" style:parent-style-name="Standard">
      <style:text-properties officeooo:rsid="003babf9" officeooo:paragraph-rsid="00412838"/>
    </style:style>
    <style:style style:name="P56" style:family="paragraph" style:parent-style-name="Standard">
      <style:text-properties officeooo:rsid="003babf9" officeooo:paragraph-rsid="00430c61"/>
    </style:style>
    <style:style style:name="P57" style:family="paragraph" style:parent-style-name="Standard">
      <style:text-properties officeooo:rsid="003babf9" officeooo:paragraph-rsid="0044ea94"/>
    </style:style>
    <style:style style:name="P58" style:family="paragraph" style:parent-style-name="Standard">
      <style:text-properties officeooo:rsid="003babf9" officeooo:paragraph-rsid="00476dd7"/>
    </style:style>
    <style:style style:name="P59" style:family="paragraph" style:parent-style-name="Standard">
      <style:text-properties officeooo:rsid="003babf9" officeooo:paragraph-rsid="004c2aa8"/>
    </style:style>
    <style:style style:name="P60" style:family="paragraph" style:parent-style-name="Standard">
      <style:text-properties officeooo:rsid="003babf9" officeooo:paragraph-rsid="004e0258"/>
    </style:style>
    <style:style style:name="P61" style:family="paragraph" style:parent-style-name="Standard">
      <style:text-properties officeooo:rsid="003babf9" officeooo:paragraph-rsid="00507abf"/>
    </style:style>
    <style:style style:name="P62" style:family="paragraph" style:parent-style-name="Standard">
      <style:text-properties officeooo:rsid="003babf9" officeooo:paragraph-rsid="00539d03"/>
    </style:style>
    <style:style style:name="P63" style:family="paragraph" style:parent-style-name="Standard">
      <style:text-properties officeooo:rsid="003babf9" officeooo:paragraph-rsid="005db2e2"/>
    </style:style>
    <style:style style:name="P64" style:family="paragraph" style:parent-style-name="Standard">
      <style:text-properties officeooo:rsid="003babf9" officeooo:paragraph-rsid="0063a30f"/>
    </style:style>
    <style:style style:name="P65" style:family="paragraph" style:parent-style-name="Standard">
      <style:text-properties officeooo:rsid="003babf9" officeooo:paragraph-rsid="00642a35"/>
    </style:style>
    <style:style style:name="P66" style:family="paragraph" style:parent-style-name="Standard">
      <style:text-properties officeooo:rsid="003babf9" officeooo:paragraph-rsid="00652bae"/>
    </style:style>
    <style:style style:name="P67" style:family="paragraph" style:parent-style-name="Standard">
      <style:text-properties officeooo:rsid="003babf9" officeooo:paragraph-rsid="006603e0"/>
    </style:style>
    <style:style style:name="P68" style:family="paragraph" style:parent-style-name="Standard">
      <style:text-properties officeooo:rsid="003babf9" officeooo:paragraph-rsid="006ddc9e"/>
    </style:style>
    <style:style style:name="P69" style:family="paragraph" style:parent-style-name="Standard">
      <style:text-properties officeooo:rsid="003babf9" officeooo:paragraph-rsid="0072a226"/>
    </style:style>
    <style:style style:name="P70" style:family="paragraph" style:parent-style-name="Standard">
      <style:text-properties officeooo:rsid="003babf9" officeooo:paragraph-rsid="007a4758"/>
    </style:style>
    <style:style style:name="P71" style:family="paragraph" style:parent-style-name="Standard">
      <style:text-properties officeooo:rsid="003babf9" officeooo:paragraph-rsid="008360ed"/>
    </style:style>
    <style:style style:name="P72" style:family="paragraph" style:parent-style-name="Standard">
      <style:text-properties officeooo:rsid="003babf9" officeooo:paragraph-rsid="00a057e5"/>
    </style:style>
    <style:style style:name="P73" style:family="paragraph" style:parent-style-name="Standard">
      <style:text-properties fo:font-style="italic" officeooo:rsid="003babf9" officeooo:paragraph-rsid="003babf9" style:font-style-asian="italic" style:font-style-complex="italic"/>
    </style:style>
    <style:style style:name="P74" style:family="paragraph" style:parent-style-name="Standard">
      <style:text-properties fo:font-style="italic" officeooo:rsid="003babf9" officeooo:paragraph-rsid="006ddc9e" style:font-style-asian="italic" style:font-style-complex="italic"/>
    </style:style>
    <style:style style:name="P75" style:family="paragraph" style:parent-style-name="Standard"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76" style:family="paragraph" style:parent-style-name="Standard">
      <style:text-properties style:font-name="Liberation Mono" fo:font-size="11pt" officeooo:rsid="003babf9" officeooo:paragraph-rsid="003babf9" style:font-size-asian="11pt" style:font-size-complex="11pt"/>
    </style:style>
    <style:style style:name="P77" style:family="paragraph" style:parent-style-name="Standard">
      <style:text-properties style:font-name="Liberation Mono" officeooo:rsid="002bfe74" officeooo:paragraph-rsid="002bfe74" fo:background-color="#ffffcc"/>
    </style:style>
    <style:style style:name="P78" style:family="paragraph" style:parent-style-name="Standard">
      <style:text-properties style:font-name="Liberation Mono" officeooo:rsid="002bfe74" officeooo:paragraph-rsid="002bfe74"/>
    </style:style>
    <style:style style:name="P79" style:family="paragraph" style:parent-style-name="Standard">
      <style:text-properties style:font-name="Liberation Mono" fo:language="en" fo:country="US" officeooo:rsid="002bfe74" officeooo:paragraph-rsid="002bfe74"/>
    </style:style>
    <style:style style:name="P80" style:family="paragraph" style:parent-style-name="Standard">
      <style:text-properties style:text-underline-style="solid" style:text-underline-width="auto" style:text-underline-color="font-color" officeooo:rsid="003babf9" officeooo:paragraph-rsid="00507abf"/>
    </style:style>
    <style:style style:name="P81" style:family="paragraph" style:parent-style-name="Standard">
      <style:text-properties style:text-underline-style="solid" style:text-underline-width="auto" style:text-underline-color="font-color" officeooo:rsid="003babf9" officeooo:paragraph-rsid="008360ed"/>
    </style:style>
    <style:style style:name="P82" style:family="paragraph" style:parent-style-name="Standard">
      <style:text-properties officeooo:paragraph-rsid="003babf9"/>
    </style:style>
    <style:style style:name="P83" style:family="paragraph" style:parent-style-name="Standard">
      <style:text-properties officeooo:paragraph-rsid="0044ea94"/>
    </style:style>
    <style:style style:name="P84" style:family="paragraph" style:parent-style-name="Standard">
      <style:text-properties fo:font-style="normal" style:text-underline-style="solid" style:text-underline-width="auto" style:text-underline-color="font-color" officeooo:rsid="003babf9" officeooo:paragraph-rsid="003babf9" style:font-style-asian="normal" style:font-style-complex="normal"/>
    </style:style>
    <style:style style:name="P85" style:family="paragraph" style:parent-style-name="Standard">
      <style:text-properties fo:font-weight="normal" officeooo:rsid="00296ff5" officeooo:paragraph-rsid="00296ff5" style:font-weight-asian="normal" style:font-weight-complex="normal"/>
    </style:style>
    <style:style style:name="P86" style:family="paragraph" style:parent-style-name="Standard">
      <style:text-properties officeooo:rsid="00cc3043" officeooo:paragraph-rsid="00cc3043"/>
    </style:style>
    <style:style style:name="P8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c5b8d" officeooo:paragraph-rsid="001c5b8d"/>
    </style:style>
    <style:style style:name="P88" style:family="paragraph" style:parent-style-name="Standard">
      <style:paragraph-properties fo:break-before="page"/>
      <style:text-properties officeooo:rsid="003babf9" officeooo:paragraph-rsid="007a4758"/>
    </style:style>
    <style:style style:name="P89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59a5e5" officeooo:paragraph-rsid="0059a5e5" style:font-style-asian="italic" style:font-style-complex="italic"/>
    </style:style>
    <style:style style:name="P90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652bae" officeooo:paragraph-rsid="00652bae" style:font-style-asian="italic" style:font-style-complex="italic"/>
    </style:style>
    <style:style style:name="P91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cf06b1" officeooo:paragraph-rsid="00cf06b1" style:font-style-asian="italic" style:font-style-complex="italic"/>
    </style:style>
    <style:style style:name="P92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93" style:family="paragraph" style:parent-style-name="Text_20_body">
      <style:paragraph-properties fo:text-align="center" style:justify-single-word="false"/>
      <style:text-properties fo:font-style="italic" officeooo:rsid="00388fa8" officeooo:paragraph-rsid="00388fa8" style:font-style-asian="italic" style:font-style-complex="italic"/>
    </style:style>
    <style:style style:name="P94" style:family="paragraph" style:parent-style-name="Table_20_Contents">
      <style:text-properties officeooo:rsid="007e89eb" officeooo:paragraph-rsid="007e89eb"/>
    </style:style>
    <style:style style:name="P95" style:family="paragraph" style:parent-style-name="Table_20_Contents">
      <style:text-properties fo:language="en" fo:country="US" officeooo:rsid="007e89eb" officeooo:paragraph-rsid="007e89eb"/>
    </style:style>
    <style:style style:name="P96" style:family="paragraph" style:parent-style-name="Table_20_Contents">
      <style:text-properties fo:language="en" fo:country="US" officeooo:rsid="007e89eb" officeooo:paragraph-rsid="008a04b6"/>
    </style:style>
    <style:style style:name="P97" style:family="paragraph" style:parent-style-name="Table_20_Contents">
      <style:text-properties fo:language="en" fo:country="US" officeooo:rsid="007e89eb" officeooo:paragraph-rsid="008d04c5"/>
    </style:style>
    <style:style style:name="P98" style:family="paragraph" style:parent-style-name="Table_20_Contents">
      <style:text-properties fo:language="en" fo:country="US" officeooo:rsid="007e89eb" officeooo:paragraph-rsid="008ff684"/>
    </style:style>
    <style:style style:name="P99" style:family="paragraph" style:parent-style-name="Table_20_Contents">
      <style:text-properties fo:language="en" fo:country="US" officeooo:rsid="007e89eb" officeooo:paragraph-rsid="00901a68"/>
    </style:style>
    <style:style style:name="P100" style:family="paragraph" style:parent-style-name="Table_20_Contents">
      <style:text-properties fo:language="en" fo:country="US" officeooo:rsid="007e89eb" officeooo:paragraph-rsid="0095d77a"/>
    </style:style>
    <style:style style:name="P101" style:family="paragraph" style:parent-style-name="Table_20_Contents">
      <style:text-properties fo:language="en" fo:country="US" officeooo:rsid="007e89eb" officeooo:paragraph-rsid="009e2e98"/>
    </style:style>
    <style:style style:name="P102" style:family="paragraph" style:parent-style-name="Table_20_Contents">
      <style:text-properties fo:language="en" fo:country="US" officeooo:rsid="007e89eb" officeooo:paragraph-rsid="009ec6c4"/>
    </style:style>
    <style:style style:name="P103" style:family="paragraph" style:parent-style-name="Table_20_Contents">
      <style:text-properties fo:language="en" fo:country="US" officeooo:rsid="007e89eb" officeooo:paragraph-rsid="00a3b38d"/>
    </style:style>
    <style:style style:name="P104" style:family="paragraph" style:parent-style-name="Table_20_Contents">
      <style:text-properties fo:language="en" fo:country="US" officeooo:rsid="007e89eb" officeooo:paragraph-rsid="00c3a905"/>
    </style:style>
    <style:style style:name="P105" style:family="paragraph" style:parent-style-name="Table_20_Contents">
      <style:text-properties fo:language="en" fo:country="US" officeooo:rsid="007e89eb" officeooo:paragraph-rsid="00ce11bf"/>
    </style:style>
    <style:style style:name="P106" style:family="paragraph" style:parent-style-name="Table_20_Contents">
      <style:text-properties fo:language="en" fo:country="US" officeooo:rsid="00807774" officeooo:paragraph-rsid="00807774"/>
    </style:style>
    <style:style style:name="P107" style:family="paragraph" style:parent-style-name="Table_20_Contents">
      <style:text-properties fo:language="en" fo:country="US" fo:font-style="italic" fo:font-weight="bold" officeooo:rsid="007e89eb" officeooo:paragraph-rsid="007e89eb" style:font-style-asian="italic" style:font-weight-asian="bold" style:font-style-complex="italic" style:font-weight-complex="bold"/>
    </style:style>
    <style:style style:name="P108" style:family="paragraph" style:parent-style-name="Table_20_Contents">
      <style:text-properties fo:language="en" fo:country="US" officeooo:rsid="008a04b6" officeooo:paragraph-rsid="008a04b6"/>
    </style:style>
    <style:style style:name="P109" style:family="paragraph" style:parent-style-name="Table_20_Contents">
      <style:text-properties fo:language="en" fo:country="US" officeooo:rsid="008d04c5" officeooo:paragraph-rsid="008d04c5"/>
    </style:style>
    <style:style style:name="P110" style:family="paragraph" style:parent-style-name="Table_20_Contents">
      <style:text-properties fo:language="en" fo:country="US" officeooo:rsid="008ff684" officeooo:paragraph-rsid="008ff684"/>
    </style:style>
    <style:style style:name="P111" style:family="paragraph" style:parent-style-name="Table_20_Contents">
      <style:text-properties fo:language="en" fo:country="US" officeooo:rsid="00901a68" officeooo:paragraph-rsid="00901a68"/>
    </style:style>
    <style:style style:name="P112" style:family="paragraph" style:parent-style-name="Table_20_Contents">
      <style:text-properties fo:language="en" fo:country="US" officeooo:rsid="0092199e" officeooo:paragraph-rsid="0092199e"/>
    </style:style>
    <style:style style:name="P113" style:family="paragraph" style:parent-style-name="Table_20_Contents">
      <style:text-properties fo:language="en" fo:country="US" officeooo:rsid="0092cc72" officeooo:paragraph-rsid="0092cc72"/>
    </style:style>
    <style:style style:name="P114" style:family="paragraph" style:parent-style-name="Table_20_Contents">
      <style:text-properties fo:language="en" fo:country="US" officeooo:rsid="0092cc72" officeooo:paragraph-rsid="00e3d997"/>
    </style:style>
    <style:style style:name="P115" style:family="paragraph" style:parent-style-name="Table_20_Contents">
      <style:text-properties fo:language="en" fo:country="US" officeooo:rsid="0092cc72" officeooo:paragraph-rsid="00ec5976"/>
    </style:style>
    <style:style style:name="P116" style:family="paragraph" style:parent-style-name="Table_20_Contents">
      <style:text-properties fo:language="en" fo:country="US" officeooo:rsid="00943827" officeooo:paragraph-rsid="00943827"/>
    </style:style>
    <style:style style:name="P117" style:family="paragraph" style:parent-style-name="Table_20_Contents">
      <style:text-properties fo:language="en" fo:country="US" officeooo:rsid="0094f155" officeooo:paragraph-rsid="0094f155"/>
    </style:style>
    <style:style style:name="P118" style:family="paragraph" style:parent-style-name="Table_20_Contents">
      <style:text-properties fo:language="en" fo:country="US" officeooo:rsid="009605c9" officeooo:paragraph-rsid="009605c9"/>
    </style:style>
    <style:style style:name="P119" style:family="paragraph" style:parent-style-name="Table_20_Contents">
      <style:text-properties fo:language="en" fo:country="US" officeooo:rsid="0096f1be" officeooo:paragraph-rsid="0096f1be"/>
    </style:style>
    <style:style style:name="P120" style:family="paragraph" style:parent-style-name="Table_20_Contents">
      <style:text-properties fo:language="en" fo:country="US" officeooo:rsid="009d2152" officeooo:paragraph-rsid="009d2152"/>
    </style:style>
    <style:style style:name="P121" style:family="paragraph" style:parent-style-name="Table_20_Contents">
      <style:text-properties fo:language="en" fo:country="US" officeooo:rsid="009e2e98" officeooo:paragraph-rsid="009e2e98"/>
    </style:style>
    <style:style style:name="P122" style:family="paragraph" style:parent-style-name="Table_20_Contents">
      <style:text-properties fo:language="en" fo:country="US" officeooo:rsid="009e2e98" officeooo:paragraph-rsid="009ec6c4"/>
    </style:style>
    <style:style style:name="P123" style:family="paragraph" style:parent-style-name="Table_20_Contents">
      <style:text-properties fo:language="en" fo:country="US" officeooo:rsid="009ec6c4" officeooo:paragraph-rsid="009ec6c4"/>
    </style:style>
    <style:style style:name="P124" style:family="paragraph" style:parent-style-name="Table_20_Contents">
      <style:text-properties fo:language="en" fo:country="US" officeooo:rsid="00a3b38d" officeooo:paragraph-rsid="00a3b38d"/>
    </style:style>
    <style:style style:name="P125" style:family="paragraph" style:parent-style-name="Table_20_Contents">
      <style:text-properties fo:language="en" fo:country="US" officeooo:rsid="00c3a905" officeooo:paragraph-rsid="00c3a905"/>
    </style:style>
    <style:style style:name="P126" style:family="paragraph" style:parent-style-name="Table_20_Contents">
      <style:text-properties fo:language="en" fo:country="US" officeooo:rsid="00ce11bf" officeooo:paragraph-rsid="00ce11bf"/>
    </style:style>
    <style:style style:name="P127" style:family="paragraph" style:parent-style-name="Table_20_Contents">
      <style:text-properties fo:language="en" fo:country="US" officeooo:rsid="00e3d997" officeooo:paragraph-rsid="00e3d997"/>
    </style:style>
    <style:style style:name="P128" style:family="paragraph" style:parent-style-name="Table_20_Contents">
      <style:text-properties fo:language="en" fo:country="US" officeooo:rsid="00e40af0" officeooo:paragraph-rsid="00e40af0"/>
    </style:style>
    <style:style style:name="P129" style:family="paragraph" style:parent-style-name="Table_20_Contents">
      <style:text-properties fo:language="en" fo:country="US" officeooo:rsid="00ec5976" officeooo:paragraph-rsid="00ec5976"/>
    </style:style>
    <style:style style:name="P130" style:family="paragraph" style:parent-style-name="Table_20_Contents">
      <style:text-properties fo:language="en" fo:country="US" officeooo:rsid="00eca08c" officeooo:paragraph-rsid="00eca08c"/>
    </style:style>
    <style:style style:name="P131" style:family="paragraph" style:parent-style-name="Table_20_Contents">
      <style:text-properties fo:language="en" fo:country="US" officeooo:rsid="00ed2da4" officeooo:paragraph-rsid="00ed2da4"/>
    </style:style>
    <style:style style:name="P132" style:family="paragraph" style:parent-style-name="Table_20_Contents">
      <style:text-properties officeooo:rsid="00ce11bf" officeooo:paragraph-rsid="00ce11bf"/>
    </style:style>
    <style:style style:name="P133" style:family="paragraph" style:parent-style-name="Standard" style:list-style-name="L1">
      <style:text-properties officeooo:rsid="00237a94" officeooo:paragraph-rsid="00237a94"/>
    </style:style>
    <style:style style:name="P134" style:family="paragraph" style:parent-style-name="Standard" style:list-style-name="L1">
      <style:text-properties officeooo:rsid="00374b27" officeooo:paragraph-rsid="00374b27"/>
    </style:style>
    <style:style style:name="P135" style:family="paragraph" style:parent-style-name="Standard" style:list-style-name="L1">
      <style:text-properties officeooo:rsid="00250a6b" officeooo:paragraph-rsid="00237a94"/>
    </style:style>
    <style:style style:name="P136" style:family="paragraph" style:parent-style-name="Standard" style:list-style-name="L1">
      <style:text-properties officeooo:rsid="002625e7" officeooo:paragraph-rsid="00237a94"/>
    </style:style>
    <style:style style:name="P137" style:family="paragraph" style:parent-style-name="Standard" style:list-style-name="L1">
      <style:text-properties officeooo:rsid="0034c4d4" officeooo:paragraph-rsid="0034c4d4"/>
    </style:style>
    <style:style style:name="P138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5f116"/>
    </style:style>
    <style:style style:name="P139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7dd3e"/>
    </style:style>
    <style:style style:name="P140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97572" officeooo:paragraph-rsid="00b97572"/>
    </style:style>
    <style:style style:name="P141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a9f9f" officeooo:paragraph-rsid="00ba9f9f"/>
    </style:style>
    <style:style style:name="P142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00b" officeooo:paragraph-rsid="00bda00b"/>
    </style:style>
    <style:style style:name="P143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17d" officeooo:paragraph-rsid="00bda17d"/>
    </style:style>
    <style:style style:name="P144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d0fedd" officeooo:paragraph-rsid="00d0fedd"/>
    </style:style>
    <style:style style:name="P145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c22d7a" officeooo:paragraph-rsid="00c22d7a"/>
    </style:style>
    <style:style style:name="P146" style:family="paragraph" style:parent-style-name="Heading_20_3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7035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c5b8d"/>
    </style:style>
    <style:style style:name="T6" style:family="text">
      <style:text-properties officeooo:rsid="001f3287"/>
    </style:style>
    <style:style style:name="T7" style:family="text">
      <style:text-properties officeooo:rsid="00299281"/>
    </style:style>
    <style:style style:name="T8" style:family="text">
      <style:text-properties officeooo:rsid="002e5d81"/>
    </style:style>
    <style:style style:name="T9" style:family="text">
      <style:text-properties officeooo:rsid="003613cb"/>
    </style:style>
    <style:style style:name="T10" style:family="text">
      <style:text-properties officeooo:rsid="003babf9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430c61"/>
    </style:style>
    <style:style style:name="T13" style:family="text">
      <style:text-properties fo:language="en" fo:country="US" officeooo:rsid="00430c61"/>
    </style:style>
    <style:style style:name="T14" style:family="text">
      <style:text-properties fo:language="en" fo:country="US" officeooo:rsid="0045d187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language="en" fo:country="US" officeooo:rsid="005db2e2"/>
    </style:style>
    <style:style style:name="T17" style:family="text">
      <style:text-properties fo:language="en" fo:country="US" style:text-underline-style="solid" style:text-underline-width="auto" style:text-underline-color="font-color" officeooo:rsid="005047bd"/>
    </style:style>
    <style:style style:name="T18" style:family="text">
      <style:text-properties fo:language="en" fo:country="US" style:text-underline-style="solid" style:text-underline-width="auto" style:text-underline-color="font-color" officeooo:rsid="005db2e2"/>
    </style:style>
    <style:style style:name="T19" style:family="text">
      <style:text-properties fo:language="en" fo:country="US" style:text-underline-style="solid" style:text-underline-width="auto" style:text-underline-color="font-color" officeooo:rsid="00c8d17f"/>
    </style:style>
    <style:style style:name="T20" style:family="text">
      <style:text-properties fo:language="en" fo:country="US" officeooo:rsid="00642a35"/>
    </style:style>
    <style:style style:name="T21" style:family="text">
      <style:text-properties fo:language="en" fo:country="US" officeooo:rsid="0069ac80"/>
    </style:style>
    <style:style style:name="T22" style:family="text">
      <style:text-properties fo:language="en" fo:country="US" officeooo:rsid="006a7532"/>
    </style:style>
    <style:style style:name="T23" style:family="text">
      <style:text-properties fo:language="en" fo:country="US" officeooo:rsid="006ab747"/>
    </style:style>
    <style:style style:name="T24" style:family="text">
      <style:text-properties fo:language="en" fo:country="US" officeooo:rsid="006ad582"/>
    </style:style>
    <style:style style:name="T25" style:family="text">
      <style:text-properties fo:language="en" fo:country="US" officeooo:rsid="006b5e0c"/>
    </style:style>
    <style:style style:name="T26" style:family="text">
      <style:text-properties fo:language="en" fo:country="US" officeooo:rsid="006ddc9e"/>
    </style:style>
    <style:style style:name="T27" style:family="text">
      <style:text-properties fo:language="en" fo:country="US" officeooo:rsid="006f1391"/>
    </style:style>
    <style:style style:name="T28" style:family="text">
      <style:text-properties fo:language="en" fo:country="US" officeooo:rsid="0070f022"/>
    </style:style>
    <style:style style:name="T29" style:family="text">
      <style:text-properties fo:language="en" fo:country="US" officeooo:rsid="0078c9c2"/>
    </style:style>
    <style:style style:name="T30" style:family="text">
      <style:text-properties fo:language="en" fo:country="US" officeooo:rsid="008360ed"/>
    </style:style>
    <style:style style:name="T31" style:family="text">
      <style:text-properties fo:language="en" fo:country="US" officeooo:rsid="00a057e5"/>
    </style:style>
    <style:style style:name="T32" style:family="text">
      <style:text-properties fo:language="en" fo:country="US" officeooo:rsid="00b370d9"/>
    </style:style>
    <style:style style:name="T33" style:family="text">
      <style:text-properties fo:language="en" fo:country="US" officeooo:rsid="00c296e0"/>
    </style:style>
    <style:style style:name="T34" style:family="text">
      <style:text-properties fo:language="en" fo:country="US" fo:font-style="italic" style:text-underline-style="solid" style:text-underline-width="auto" style:text-underline-color="font-color" officeooo:rsid="0067b68f" style:font-style-asian="italic" style:font-style-complex="italic"/>
    </style:style>
    <style:style style:name="T35" style:family="text">
      <style:text-properties fo:language="en" fo:country="US" fo:font-style="italic" style:text-underline-style="solid" style:text-underline-width="auto" style:text-underline-color="font-color" officeooo:rsid="00caa091" style:font-style-asian="italic" style:font-style-complex="italic"/>
    </style:style>
    <style:style style:name="T36" style:family="text">
      <style:text-properties fo:language="en" fo:country="US" officeooo:rsid="00e81d7d"/>
    </style:style>
    <style:style style:name="T37" style:family="text">
      <style:text-properties style:text-underline-style="none"/>
    </style:style>
    <style:style style:name="T38" style:family="text">
      <style:text-properties officeooo:rsid="008521fe"/>
    </style:style>
    <style:style style:name="T39" style:family="text">
      <style:text-properties officeooo:rsid="008e7516"/>
    </style:style>
    <style:style style:name="T40" style:family="text">
      <style:text-properties officeooo:rsid="00985ef2"/>
    </style:style>
    <style:style style:name="T41" style:family="text">
      <style:text-properties officeooo:rsid="009b711a"/>
    </style:style>
    <style:style style:name="T42" style:family="text">
      <style:text-properties officeooo:rsid="009ec6c4"/>
    </style:style>
    <style:style style:name="T43" style:family="text">
      <style:text-properties officeooo:rsid="00a74619"/>
    </style:style>
    <style:style style:name="T44" style:family="text">
      <style:text-properties officeooo:rsid="00aa4437"/>
    </style:style>
    <style:style style:name="T45" style:family="text">
      <style:text-properties officeooo:rsid="00acc225"/>
    </style:style>
    <style:style style:name="T46" style:family="text">
      <style:text-properties officeooo:rsid="00b3c08c"/>
    </style:style>
    <style:style style:name="T47" style:family="text">
      <style:text-properties officeooo:rsid="00bbf5dd"/>
    </style:style>
    <style:style style:name="T48" style:family="text">
      <style:text-properties officeooo:rsid="00bf8f17"/>
    </style:style>
    <style:style style:name="T49" style:family="text">
      <style:text-properties officeooo:rsid="00c5044c"/>
    </style:style>
    <style:style style:name="T50" style:family="text">
      <style:text-properties officeooo:rsid="00c7be74"/>
    </style:style>
    <style:style style:name="T51" style:family="text">
      <style:text-properties officeooo:rsid="00cceab9"/>
    </style:style>
    <style:style style:name="T52" style:family="text">
      <style:text-properties officeooo:rsid="00d717bd"/>
    </style:style>
    <style:style style:name="T53" style:family="text">
      <style:text-properties officeooo:rsid="00da3631"/>
    </style:style>
    <style:style style:name="T54" style:family="text">
      <style:text-properties officeooo:rsid="00e49b25"/>
    </style:style>
    <style:style style:name="T55" style:family="text">
      <style:text-properties officeooo:rsid="00e9ad7a"/>
    </style:style>
    <style:style style:name="T56" style:family="text">
      <style:text-properties officeooo:rsid="00edb301"/>
    </style:style>
    <style:style style:name="T57" style:family="text">
      <style:text-properties officeooo:rsid="00eeb921"/>
    </style:style>
    <style:style style:name="T58" style:family="text">
      <style:text-properties officeooo:rsid="00ef6c9a"/>
    </style:style>
    <style:style style:name="T59" style:family="text">
      <style:text-properties officeooo:rsid="00ef7419"/>
    </style:style>
    <style:style style:name="T60" style:family="text">
      <style:text-properties officeooo:rsid="00ef8b24"/>
    </style:style>
    <style:style style:name="T61" style:family="text">
      <style:text-properties officeooo:rsid="00f275c9"/>
    </style:style>
    <style:style style:name="T62" style:family="text">
      <style:text-properties officeooo:rsid="00f2dd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PC Script</text:p>
      <text:p text:style-name="P93">Created by Wohstand, May 4 2014</text:p>
      <text:p text:style-name="P1"><text:tab/>This is a declarative script language, using for programming algorithmes of NPCs.</text:p>
      <text:p text:style-name="P2">The main language units are the states and events.</text:p>
      <text:p text:style-name="P4"/>
      <text:p text:style-name="P3">The NPC <text:span text:style-name="T5">programm </text:span>have two type: <text:span text:style-name="T1">parametric</text:span>, <text:span text:style-name="T1">al</text:span><text:span text:style-name="T2">g</text:span><text:span text:style-name="T1">orithic</text:span>.</text:p>
      <text:p text:style-name="P3"/>
      <text:p text:style-name="P3">The <text:span text:style-name="T3">Parametric</text:span> <text:span text:style-name="T5">type </text:span>using the basic parameters from config files and usign the default simple-moving alhorithm.</text:p>
      <text:p text:style-name="P3"/>
      <text:p text:style-name="P47">The <text:span text:style-name="T3">Algorithmic</text:span> type using <text:span text:style-name="T6">the declarated events and states in special file. This allows to NPC using itself working schemes.</text:span></text:p>
      <text:p text:style-name="P47"/>
      <text:p text:style-name="P87"/>
      <text:p text:style-name="P52"/>
      <text:p text:style-name="P52">Contents</text:p>
      <text:p text:style-name="P52"/>
      <text:list xml:id="list6151691717577573614" text:style-name="L1">
        <text:list-item>
          <text:p text:style-name="P133">System states</text:p>
        </text:list-item>
        <text:list-item>
          <text:p text:style-name="P134">Physical states</text:p>
        </text:list-item>
        <text:list-item>
          <text:p text:style-name="P135">System events</text:p>
        </text:list-item>
        <text:list-item>
          <text:p text:style-name="P136">Commands</text:p>
        </text:list-item>
        <text:list-item>
          <text:p text:style-name="P138">Definitions</text:p>
        </text:list-item>
        <text:list-item>
          <text:p text:style-name="P139">Parametric</text:p>
        </text:list-item>
        <text:list-item>
          <text:p text:style-name="P140">Events and states</text:p>
        </text:list-item>
        <text:list-item>
          <text:p text:style-name="P141">All of NPC's</text:p>
        </text:list-item>
        <text:list-item>
          <text:p text:style-name="P142">Graphics and Animations</text:p>
        </text:list-item>
        <text:list-item>
          <text:p text:style-name="P143">Effects</text:p>
        </text:list-item>
        <text:list-item>
          <text:p text:style-name="P143">Modify player's state</text:p>
        </text:list-item>
        <text:list-item>
          <text:p text:style-name="P144">Detectors</text:p>
        </text:list-item>
        <text:list-item>
          <text:p text:style-name="P145">Conditional expressions</text:p>
        </text:list-item>
        <text:list-item>
          <text:p text:style-name="P137"><text:span text:style-name="T33">NPC's </text:span>Options</text:p>
        </text:list-item>
      </text:list>
      <text:p text:style-name="P48"/>
      <text:h text:style-name="P146" text:outline-level="3">System states</text:h>
      <text:p text:style-name="P85">The states, applyng by engine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9"><text:span text:style-name="Code_5f_state">_DEFAULT</text:span></text:p>
          </table:table-cell>
          <table:table-cell table:style-name="Таблица1.B1" office:value-type="string">
            <text:p text:style-name="P49">Startup NPCs STATE</text:p>
          </table:table-cell>
        </table:table-row>
      </table:table>
      <text:p text:style-name="P49"/>
      <text:h text:style-name="Heading_20_3" text:outline-level="3">Physical states</text:h>
      <text:p text:style-name="P50">The states, applyng <text:span text:style-name="T51">automatily </text:span>by physical environment, where <text:span text:style-name="T7">currently </text:span>placed NPC</text:p>
      <text:p text:style-name="P49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9"><text:span text:style-name="Code_5f_state">_GROUND</text:span></text:p>
          </table:table-cell>
          <table:table-cell table:style-name="Таблица2.B1" office:value-type="string">
            <text:p text:style-name="P49">NPC stay on ground</text:p>
          </table:table-cell>
        </table:table-row>
        <table:table-row>
          <table:table-cell table:style-name="Таблица2.A2" office:value-type="string">
            <text:p text:style-name="P49"><text:span text:style-name="Code_5f_state">_AIR</text:span></text:p>
          </table:table-cell>
          <table:table-cell table:style-name="Таблица2.B2" office:value-type="string">
            <text:p text:style-name="P49">NPC flying/falling in air</text:p>
          </table:table-cell>
        </table:table-row>
        <table:table-row>
          <table:table-cell table:style-name="Таблица2.A2" office:value-type="string">
            <text:p text:style-name="P49"><text:span text:style-name="Code_5f_state">_UNDERWATER</text:span></text:p>
          </table:table-cell>
          <table:table-cell table:style-name="Таблица2.B2" office:value-type="string">
            <text:p text:style-name="P49">NPC under water</text:p>
          </table:table-cell>
        </table:table-row>
        <table:table-row>
          <table:table-cell table:style-name="Таблица2.A2" office:value-type="string">
            <text:p text:style-name="P49"><text:span text:style-name="Code_5f_state">_LAVA</text:span></text:p>
          </table:table-cell>
          <table:table-cell table:style-name="Таблица2.B2" office:value-type="string">
            <text:p text:style-name="P86">NPC stay on block, marked "as lava"</text:p>
          </table:table-cell>
        </table:table-row>
      </table:table>
      <text:p text:style-name="P49"/>
      <text:p text:style-name="P49"/>
      <text:h text:style-name="Heading_20_3" text:outline-level="3">System events</text:h>
      <text:p text:style-name="P51">The events, what calling on game process events by engine</text:p>
      <text:p text:style-name="P51"/>
      <text:p text:style-name="P5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7"><text:span text:style-name="Code_5f_event">_ACTIVATE</text:span></text:p>
          </table:table-cell>
          <table:table-cell table:style-name="Таблица3.B1" office:value-type="string">
            <text:p text:style-name="P51">NPC <text:span text:style-name="T8">appeared on screen</text:span></text:p>
          </table:table-cell>
        </table:table-row>
        <table:table-row>
          <table:table-cell table:style-name="Таблица3.A2" office:value-type="string">
            <text:p text:style-name="P78"><text:span text:style-name="Code_5f_event">_DEACTIVATE</text:span></text:p>
          </table:table-cell>
          <table:table-cell table:style-name="Таблица3.B2" office:value-type="string">
            <text:p text:style-name="P51">NPC Deactivating, if it be offscreen 4 sec ago</text:p>
          </table:table-cell>
        </table:table-row>
        <table:table-row>
          <table:table-cell table:style-name="Таблица3.A2" office:value-type="string">
            <text:p text:style-name="P78"><text:span text:style-name="Code_5f_event">_KILL_JUMP</text:span></text:p>
          </table:table-cell>
          <table:table-cell table:style-name="Таблица3.B2" office:value-type="string">
            <text:p text:style-name="P51">Player jump to his head in flying state</text:p>
          </table:table-cell>
        </table:table-row>
        <table:table-row>
          <table:table-cell table:style-name="Таблица3.A2" office:value-type="string">
            <text:p text:style-name="P78"><text:span text:style-name="Code_5f_event">_KILL_SLIDE_SLOPE</text:span></text:p>
          </table:table-cell>
          <table:table-cell table:style-name="Таблица3.B2" office:value-type="string">
            <text:p text:style-name="P51">Player collided with NPC while he sliding on slope</text:p>
          </table:table-cell>
        </table:table-row>
        <table:table-row>
          <table:table-cell table:style-name="Таблица3.A2" office:value-type="string">
            <text:p text:style-name="P78"><text:span text:style-name="Code_5f_event">_KILL_BY_NPC</text:span></text:p>
          </table:table-cell>
          <table:table-cell table:style-name="Таблица3.B2" office:value-type="string">
            <text:p text:style-name="P51">Collided with NPC, what have <text:span text:style-name="T9">option</text:span> "HURT_NPC=TRUE"</text:p>
          </table:table-cell>
        </table:table-row>
        <table:table-row>
          <table:table-cell table:style-name="Таблица3.A2" office:value-type="string">
            <text:p text:style-name="P78"><text:span text:style-name="Code_5f_event">_KILL_FIREBALL</text:span></text:p>
          </table:table-cell>
          <table:table-cell table:style-name="Таблица3.B2" office:value-type="string">
            <text:p text:style-name="P51">Collided with NPC, marked as "fireball"</text:p>
          </table:table-cell>
        </table:table-row>
        <table:table-row>
          <table:table-cell table:style-name="Таблица3.A2" office:value-type="string">
            <text:p text:style-name="P78"><text:span text:style-name="Code_5f_event">_KILL_ICEBALL</text:span></text:p>
          </table:table-cell>
          <table:table-cell table:style-name="Таблица3.B2" office:value-type="string">
            <text:p text:style-name="P51">Collided with NPC, marked as "iceball"</text:p>
          </table:table-cell>
        </table:table-row>
        <table:table-row>
          <table:table-cell table:style-name="Таблица3.A2" office:value-type="string">
            <text:p text:style-name="P78"><text:span text:style-name="Code_5f_event">_KILL_HAMMER</text:span></text:p>
          </table:table-cell>
          <table:table-cell table:style-name="Таблица3.B2" office:value-type="string">
            <text:p text:style-name="P51">Collided with NPC, marked as "palyer's hammer"</text:p>
          </table:table-cell>
        </table:table-row>
        <table:table-row>
          <table:table-cell table:style-name="Таблица3.A2" office:value-type="string">
            <text:p text:style-name="P78"><text:span text:style-name="Code_5f_event">_KILL_BOMB</text:span></text:p>
          </table:table-cell>
          <table:table-cell table:style-name="Таблица3.B2" office:value-type="string">
            <text:p text:style-name="P40">Collided with bomb explosion zone (and <text:span text:style-name="T59">player's</text:span> bomb)</text:p>
          </table:table-cell>
        </table:table-row>
        <table:table-row>
          <table:table-cell table:style-name="Таблица3.A2" office:value-type="string">
            <text:p text:style-name="P78"><text:span text:style-name="Code_5f_event">_KILL_BOOMERANG</text:span></text:p>
          </table:table-cell>
          <table:table-cell table:style-name="Таблица3.B2" office:value-type="string">
            <text:p text:style-name="P40">Collided with NPC, marked as “boomeran<text:span text:style-name="T56">g</text:span>”</text:p>
          </table:table-cell>
        </table:table-row>
        <table:table-row>
          <table:table-cell table:style-name="Таблица3.A2" office:value-type="string">
            <text:p text:style-name="P78"><text:span text:style-name="Code_5f_event">_KILL_TAIL</text:span></text:p>
          </table:table-cell>
          <table:table-cell table:style-name="Таблица3.B2" office:value-type="string">
            <text:p text:style-name="P51">Collided with player's sprite zone, placed in player's front, and have height=(player/2)</text:p>
          </table:table-cell>
        </table:table-row>
        <table:table-row>
          <table:table-cell table:style-name="Таблица3.A2" office:value-type="string">
            <text:p text:style-name="P78"><text:span text:style-name="Code_5f_event">_KILL_SPIN</text:span></text:p>
          </table:table-cell>
          <table:table-cell table:style-name="Таблица3.B2" office:value-type="string">
            <text:p text:style-name="P51">Player jump to his head in state "Spining"</text:p>
          </table:table-cell>
        </table:table-row>
        <table:table-row>
          <table:table-cell table:style-name="Таблица3.A2" office:value-type="string">
            <text:p text:style-name="P78"><text:span text:style-name="Code_5f_event">_KILL_BY_SHOE</text:span></text:p>
          </table:table-cell>
          <table:table-cell table:style-name="Таблица3.B2" office:value-type="string">
            <text:p text:style-name="P51">Player jump to his head with mounded items (Shoes, Yoshis, helicopter)</text:p>
          </table:table-cell>
        </table:table-row>
        <table:table-row>
          <table:table-cell table:style-name="Таблица3.A2" office:value-type="string">
            <text:p text:style-name="P78"><text:span text:style-name="Code_5f_event">_WAS_EATEN</text:span></text:p>
          </table:table-cell>
          <table:table-cell table:style-name="Таблица3.B2" office:value-type="string">
            <text:p text:style-name="P19">NPC was eaten <text:span text:style-name="T60">by player's transport</text:span></text:p>
          </table:table-cell>
        </table:table-row>
        <table:table-row>
          <table:table-cell table:style-name="Таблица3.A2" office:value-type="string">
            <text:p text:style-name="P79"><text:span text:style-name="Code_5f_event">_ON_LAVA_COLLISION</text:span></text:p>
          </table:table-cell>
          <table:table-cell table:style-name="Таблица3.B2" office:value-type="string">
            <text:p text:style-name="P29">NPC was contacted with block, marked as “lava”</text:p>
          </table:table-cell>
        </table:table-row>
        <table:table-row>
          <table:table-cell table:style-name="Таблица3.A2" office:value-type="string">
            <text:p text:style-name="P78"><text:span text:style-name="Code_5f_event">_ON_CLIFF</text:span></text:p>
          </table:table-cell>
          <table:table-cell table:style-name="Таблица3.B2" office:value-type="string">
            <text:p text:style-name="P51">He collided with cliff</text:p>
          </table:table-cell>
        </table:table-row>
        <table:table-row>
          <table:table-cell table:style-name="Таблица3.A2" office:value-type="string">
            <text:p text:style-name="P78"><text:span text:style-name="Code_5f_event">_ON_DIE</text:span></text:p>
          </table:table-cell>
          <table:table-cell table:style-name="Таблица3.B2" office:value-type="string">
            <text:p text:style-name="P51">He died</text:p>
          </table:table-cell>
        </table:table-row>
        <table:table-row>
          <table:table-cell table:style-name="Таблица3.A2" office:value-type="string">
            <text:p text:style-name="P78"><text:span text:style-name="Code_5f_event">_ON_PLAYER_COLLISION</text:span></text:p>
          </table:table-cell>
          <table:table-cell table:style-name="Таблица3.B2" office:value-type="string">
            <text:p text:style-name="P51">He collided with player</text:p>
          </table:table-cell>
        </table:table-row>
        <table:table-row>
          <table:table-cell table:style-name="Таблица3.A2" office:value-type="string">
            <text:p text:style-name="P78"><text:span text:style-name="Code_5f_event">_ON_BLOCK_COLLISION</text:span></text:p>
          </table:table-cell>
          <table:table-cell table:style-name="Таблица3.B2" office:value-type="string">
            <text:p text:style-name="P51">he collided with block</text:p>
          </table:table-cell>
        </table:table-row>
        <table:table-row>
          <table:table-cell table:style-name="Таблица3.A2" office:value-type="string">
            <text:p text:style-name="P78"><text:span text:style-name="Code_5f_event">_ON_NPC_COLLISION</text:span></text:p>
          </table:table-cell>
          <table:table-cell table:style-name="Таблица3.B2" office:value-type="string">
            <text:p text:style-name="P51">he collided with NPC</text:p>
          </table:table-cell>
        </table:table-row>
        <table:table-row>
          <table:table-cell table:style-name="Таблица3.A2" office:value-type="string">
            <text:p text:style-name="P78"><text:span text:style-name="Code_5f_event">_ON_ANY_COLLISION</text:span></text:p>
          </table:table-cell>
          <table:table-cell table:style-name="Таблица3.B2" office:value-type="string">
            <text:p text:style-name="P51">he collided with any objects</text:p>
          </table:table-cell>
        </table:table-row>
        <table:table-row>
          <table:table-cell table:style-name="Таблица3.A2" office:value-type="string">
            <text:p text:style-name="P78"><text:span text:style-name="Code_5f_event">_ON_THROW</text:span></text:p>
          </table:table-cell>
          <table:table-cell table:style-name="Таблица3.B2" office:value-type="string">
            <text:p text:style-name="P51">He did be thowed by player or by generator</text:p>
          </table:table-cell>
        </table:table-row>
        <table:table-row>
          <table:table-cell table:style-name="Таблица3.A2" office:value-type="string">
            <text:p text:style-name="P78"><text:span text:style-name="Code_5f_event">_ON_PUT</text:span></text:p>
          </table:table-cell>
          <table:table-cell table:style-name="Таблица3.B2" office:value-type="string">
            <text:p text:style-name="P51">He did be puted by player or by generator</text:p>
          </table:table-cell>
        </table:table-row>
        <table:table-row>
          <table:table-cell table:style-name="Таблица3.A2" office:value-type="string">
            <text:p text:style-name="P78"><text:span text:style-name="Code_5f_event">_ON_TAKE</text:span></text:p>
          </table:table-cell>
          <table:table-cell table:style-name="Таблица3.B2" office:value-type="string">
            <text:p text:style-name="P22">NPC <text:span text:style-name="T62">was </text:span>take<text:span text:style-name="T61">n</text:span> by player</text:p>
          </table:table-cell>
        </table:table-row>
        <table:table-row>
          <table:table-cell table:style-name="Таблица3.A2" office:value-type="string">
            <text:p text:style-name="P78"><text:span text:style-name="Code_5f_event">_PHYSICAL_STATE_CHANGED</text:span></text:p>
          </table:table-cell>
          <table:table-cell table:style-name="Таблица3.B2" office:value-type="string">
            <text:p text:style-name="P51">If was changed the physical changed: example, NPC falled to water from air</text:p>
          </table:table-cell>
        </table:table-row>
      </table:table>
      <text:p text:style-name="P51"/>
      <text:h text:style-name="P146" text:outline-level="3">Language commands:</text:h>
      <text:p text:style-name="P53"/>
      <text:p text:style-name="P75">Definatons:</text:p>
      <text:p text:style-name="P53"/>
      <text:p text:style-name="P53">the user's comments in script</text:p>
      <text:p text:style-name="P53"><text:span text:style-name="Code_5f_Text">//comment</text:span></text:p>
      <text:p text:style-name="P53"/>
      <text:p text:style-name="P53"/>
      <text:p text:style-name="P53">define state with name XXXX</text:p>
      <text:p text:style-name="P53"/>
      <text:p text:style-name="P76"><text:span text:style-name="Code_5f_Text">STATE </text:span><text:span text:style-name="Code_5f_state"><text:span text:style-name="T4">XXXX</text:span></text:span><text:span text:style-name="Code_5f_Text">:</text:span></text:p>
      <text:p text:style-name="P76"><text:span text:style-name="Code_5f_Text"><text:tab/>&lt;commands&gt;</text:span></text:p>
      <text:p text:style-name="P76"/>
      <text:p text:style-name="P76"/>
      <text:p text:style-name="Standard">define event with name YYYY</text:p>
      <text:p text:style-name="Standard"/>
      <text:p text:style-name="P53"><text:span text:style-name="Code_5f_Text">EVENT </text:span><text:span text:style-name="Code_5f_event"><text:span text:style-name="T4">YYYY</text:span></text:span><text:span text:style-name="Code_5f_Text">:</text:span></text:p>
      <text:p text:style-name="P53"><text:span text:style-name="Code_5f_Text"><text:tab/>&lt;commands&gt;</text:span></text:p>
      <text:p text:style-name="P53"/>
      <text:p text:style-name="P53"/>
      <text:p text:style-name="P75">Parametric:</text:p>
      <text:p text:style-name="P53"/>
      <text:p text:style-name="P54">set NPC's health as XX - default 1</text:p>
      <text:p text:style-name="P54"/>
      <text:p text:style-name="P53"><text:span text:style-name="Code_5f_Text">SET_HEALTH </text:span><text:span text:style-name="Code_5f_Text"><text:span text:style-name="T4">XX</text:span></text:span></text:p>
      <text:p text:style-name="P53"/>
      <text:p text:style-name="P54"/>
      <text:p text:style-name="P54">set a<text:span text:style-name="T50">cc</text:span>eleration value to ZZ, if value 0 - speed changing instance</text:p>
      <text:p text:style-name="P54"/>
      <text:p text:style-name="P53"><text:span text:style-name="Code_5f_Text">SET_A</text:span><text:span text:style-name="Code_5f_Text"><text:span text:style-name="T50">CC</text:span></text:span><text:span text:style-name="Code_5f_Text">ELERATION </text:span><text:span text:style-name="Code_5f_Text"><text:span text:style-name="T4">ZZ</text:span></text:span></text:p>
      <text:p text:style-name="P53"/>
      <text:p text:style-name="P54"/>
      <text:p text:style-name="P54">set speed in pixels per second</text:p>
      <text:p text:style-name="P53"/>
      <text:p text:style-name="P53"><text:span text:style-name="Code_5f_Text">SET_SPEED ZZ</text:span></text:p>
      <text:p text:style-name="P53"/>
      <text:p text:style-name="P53"/>
      <text:p text:style-name="P54">change plaing music by ID=YY</text:p>
      <text:p text:style-name="P53"/>
      <text:p text:style-name="P53"><text:span text:style-name="Code_5f_Text">CHANGE_MUSIC YY</text:span></text:p>
      <text:p text:style-name="P53"/>
      <text:p text:style-name="P53"/>
      <text:p text:style-name="P54">Play sound with ID=YY</text:p>
      <text:p text:style-name="P54"/>
      <text:p text:style-name="P53"><text:span text:style-name="Code_5f_Text">PLAY_SOUND YY</text:span></text:p>
      <text:p text:style-name="P53"/>
      <text:p text:style-name="P55"/>
      <text:p text:style-name="P55"/>
      <text:p text:style-name="P89">Events and states:</text:p>
      <text:p text:style-name="P55">NPC's state to state with name ZZZZ</text:p>
      <text:p text:style-name="P55"/>
      <text:p text:style-name="P57"><text:span text:style-name="Code_5f_Text">CHANGE_STATE </text:span><text:span text:style-name="Code_5f_Text"><text:span text:style-name="T4">ZZZZ</text:span></text:span></text:p>
      <text:p text:style-name="P83"/>
      <text:p text:style-name="P59">Call to defined event with name XXXX</text:p>
      <text:p text:style-name="P59"/>
      <text:p text:style-name="P59"><text:span text:style-name="Code_5f_Text">_CALL </text:span><text:span text:style-name="Code_5f_Text"><text:span text:style-name="T4">XXXX</text:span></text:span></text:p>
      <text:p text:style-name="P30"/>
      <text:p text:style-name="P60"/>
      <text:p text:style-name="P6">All of NPC's:</text:p>
      <text:p text:style-name="P31"/>
      <text:p text:style-name="P57"><text:span text:style-name="T13">S</text:span>ubtract the number with value=YY from NPCs <text:span text:style-name="T15">health</text:span><text:span text:style-name="T14">.</text:span><text:span text:style-name="T12"> </text:span><text:span text:style-name="T14">I</text:span><text:span text:style-name="T11">f</text:span> health &lt;=0 - NPC was died</text:p>
      <text:p text:style-name="P56"/>
      <text:p text:style-name="P53"><text:span text:style-name="Code_5f_Text">APPLY_DAMAGE </text:span><text:span text:style-name="Code_5f_Text"><text:span text:style-name="T4">YY</text:span></text:span></text:p>
      <text:p text:style-name="P53"/>
      <text:p text:style-name="P53"/>
      <text:p text:style-name="P56">Transform NPC to NPC with ID value=YY</text:p>
      <text:p text:style-name="P56"/>
      <text:p text:style-name="P53"><text:span text:style-name="Code_5f_Text">TRANSFORM_TO_NPC </text:span><text:span text:style-name="Code_5f_Text"><text:span text:style-name="T4">YY</text:span></text:span></text:p>
      <text:p text:style-name="P53"/>
      <text:p text:style-name="P58"/>
      <text:p text:style-name="P58"><text:span text:style-name="T29">Transform to</text:span> NPC-<text:span text:style-name="T29">container with ID=YY and put this NPC</text:span> into <text:span text:style-name="T29">him</text:span></text:p>
      <text:p text:style-name="P58"/>
      <text:p text:style-name="P53"><text:span text:style-name="Code_5f_Text">PACKINTO_NPC </text:span><text:span text:style-name="Code_5f_Text"><text:span text:style-name="T4">YY</text:span></text:span></text:p>
      <text:p text:style-name="P53"/>
      <text:p text:style-name="P53"/>
      <text:p text:style-name="P28"><text:span text:style-name="T47">Kill </text:span>packed NPC:</text:p>
      <text:p text:style-name="P28"/>
      <text:p text:style-name="P28"><text:span text:style-name="Code_5f_Text">DESTROY_PACKED</text:span></text:p>
      <text:p text:style-name="P53"/>
      <text:p text:style-name="P53"/>
      <text:p text:style-name="P58">Spawn other NPC with ID=YY</text:p>
      <text:p text:style-name="P53"/>
      <text:p text:style-name="P53"><text:span text:style-name="Code_5f_Text">SPAWN </text:span><text:span text:style-name="Code_5f_Text"><text:span text:style-name="T4">YY</text:span></text:span></text:p>
      <text:p text:style-name="P53"/>
      <text:p text:style-name="P53"><text:span text:style-name="Code_5f_Text">SPAWN </text:span><text:span text:style-name="Code_5f_Text"><text:span text:style-name="T4">YY</text:span></text:span><text:span text:style-name="Code_5f_Text"> </text:span><text:span text:style-name="Code_5f_Text"><text:span text:style-name="T4">TYPE</text:span></text:span><text:span text:style-name="Code_5f_Text"> </text:span><text:span text:style-name="Code_5f_Text"><text:span text:style-name="T4">DIRECTION</text:span></text:span><text:span text:style-name="Code_5f_Text"> </text:span><text:span text:style-name="Code_5f_Text"><text:span text:style-name="T4">SPEED</text:span></text:span></text:p>
      <text:p text:style-name="P53"><text:span text:style-name="Code_5f_Text"/></text:p>
      <text:p text:style-name="P53"><text:tab/>Spawn NPC with ID=YY, with TYPE (PROJECTIVE, PUT),</text:p>
      <text:p text:style-name="P53"><text:tab/><text:tab/><text:tab/>direction (UP DOWN LEFT RIGTH TOPLAYER[ 350 25 ] 45 )</text:p>
      <text:p text:style-name="P53"><text:tab/><text:tab/><text:tab/>with speed with value=SPEED</text:p>
      <text:p text:style-name="P73">directions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3"><text:span text:style-name="Code_5f_Text">UP DOWN LEFT RIGTH FRONT REAR</text:span></text:p>
          </table:table-cell>
          <table:table-cell table:style-name="Таблица4.B1" office:value-type="string">
            <text:p text:style-name="P53">static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LAYER</text:span> </text:p>
          </table:table-cell>
          <table:table-cell table:style-name="Таблица4.B2" office:value-type="string">
            <text:p text:style-name="P53">ind player's center position and calculate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BOTTOM</text:span></text:p>
          </table:table-cell>
          <table:table-cell table:style-name="Таблица4.B2" office:value-type="string">
            <text:p text:style-name="P53">find player's bottom position and calculate direction</text:p>
          </table:table-cell>
        </table:table-row>
        <table:table-row>
          <table:table-cell table:style-name="Таблица4.A2" office:value-type="string">
            <text:p text:style-name="P53"><text:span text:style-name="Code_5f_Text">TOPLAYER[ 350 25 ]</text:span></text:p>
          </table:table-cell>
          <table:table-cell table:style-name="Таблица4.B2" office:value-type="string">
            <text:p text:style-name="P53">find player's position and calculate direction params - corner gradus limits</text:p>
          </table:table-cell>
        </table:table-row>
        <table:table-row>
          <table:table-cell table:style-name="Таблица4.A2" office:value-type="string">
            <text:p text:style-name="P53"><text:span text:style-name="Code_5f_Text">45</text:span></text:p>
          </table:table-cell>
          <table:table-cell table:style-name="Таблица4.B2" office:value-type="string">
            <text:p text:style-name="P53">static gradus direction, relative to NPC's h-front</text:p>
          </table:table-cell>
        </table:table-row>
        <table:table-row>
          <table:table-cell table:style-name="Таблица4.A2" office:value-type="string">
            <text:p text:style-name="P53"><text:span text:style-name="Code_5f_Text">RAND</text:span></text:p>
          </table:table-cell>
          <table:table-cell table:style-name="Таблица4.B2" office:value-type="string">
            <text:p text:style-name="P53">Random without gradus limits</text:p>
          </table:table-cell>
        </table:table-row>
        <table:table-row>
          <table:table-cell table:style-name="Таблица4.A2" office:value-type="string">
            <text:p text:style-name="P53"><text:span text:style-name="Code_5f_Text">RAND[ 350 25 ]</text:span></text:p>
          </table:table-cell>
          <table:table-cell table:style-name="Таблица4.B2" office:value-type="string">
            <text:p text:style-name="P53">set random direction in slected gradus range</text:p>
          </table:table-cell>
        </table:table-row>
      </table:table>
      <text:p text:style-name="P61"><text:soft-page-break/>start NPCs movement with speed fade <text:span text:style-name="T16">(need to declare </text:span><text:span text:style-name="T18">a</text:span><text:span text:style-name="T19">cc</text:span><text:span text:style-name="T18">eleration</text:span><text:span text:style-name="T16">)</text:span></text:p>
      <text:p text:style-name="P59"/>
      <text:p text:style-name="P53"><text:span text:style-name="Code_5f_Text">DO_RUN</text:span></text:p>
      <text:p text:style-name="P53"/>
      <text:p text:style-name="P53"/>
      <text:p text:style-name="P63">Stop with speed fade <text:span text:style-name="T16">(need to declare </text:span><text:span text:style-name="T18">a</text:span><text:span text:style-name="T19">cc</text:span><text:span text:style-name="T18">eleration</text:span><text:span text:style-name="T16">)</text:span></text:p>
      <text:p text:style-name="P80"/>
      <text:p text:style-name="P53"><text:span text:style-name="Code_5f_Text">DO_STOP</text:span></text:p>
      <text:p text:style-name="P53"/>
      <text:p text:style-name="P18"/>
      <text:p text:style-name="P18">Force deactivate NPC <text:span text:style-name="T38">and return it on his start position</text:span></text:p>
      <text:p text:style-name="P81"/>
      <text:p text:style-name="P71"><text:span text:style-name="Code_5f_Text">DO_</text:span><text:span text:style-name="Code_5f_Text"><text:span text:style-name="T30">DEACTIVATE</text:span></text:span></text:p>
      <text:p text:style-name="P53"/>
      <text:p text:style-name="P53"/>
      <text:p text:style-name="P61">Jump UP NPC with vertical INERTIA SPEED</text:p>
      <text:p text:style-name="P61"/>
      <text:p text:style-name="P53"><text:span text:style-name="Code_5f_Text">JUMP </text:span><text:span text:style-name="Code_5f_Text"><text:span text:style-name="T4">YY</text:span></text:span></text:p>
      <text:p text:style-name="P53"/>
      <text:p text:style-name="P41">Kill this NPC:</text:p>
      <text:p text:style-name="P41"/>
      <text:p text:style-name="P41">DIE</text:p>
      <text:p text:style-name="P41"/>
      <text:p text:style-name="P53"><text:span text:style-name="T3">Define animations </text:span><text:span text:style-name="T34">and </text:span><text:span text:style-name="T35">graphics</text:span><text:span text:style-name="T3">:</text:span></text:p>
      <text:p text:style-name="P53"/>
      <text:p text:style-name="P67">set static frame number XX (0-n frames on animated sprite)</text:p>
      <text:p text:style-name="P67"/>
      <text:p text:style-name="P67"><text:span text:style-name="Code_5f_Text">SET_C_FRAME </text:span><text:span text:style-name="Code_5f_Text"><text:span text:style-name="T4">XX</text:span></text:span></text:p>
      <text:p text:style-name="P67"/>
      <text:p text:style-name="P67"/>
      <text:p text:style-name="P64">set animation with framelist (example <text:span text:style-name="Code_5f_Text">[ 1 2 3 4 5 ] </text:span>) with loop.</text:p>
      <text:p text:style-name="P64"/>
      <text:p text:style-name="P53"><text:span text:style-name="Code_5f_Text">SET_ANIMATION [ </text:span><text:span text:style-name="Code_5f_Text"><text:span text:style-name="T4">framelist</text:span></text:span><text:span text:style-name="Code_5f_Text"> ] </text:span><text:span text:style-name="Code_5f_Text"><text:span text:style-name="T4">ANITYPE</text:span></text:span></text:p>
      <text:p text:style-name="P53"/>
      <text:p text:style-name="P62">Where <text:span text:style-name="Code_5f_Text"><text:span text:style-name="T4">ANITYPE</text:span></text:span> - is NPCs physical state:</text:p>
      <text:p text:style-name="P62"><text:span text:style-name="Code_5f_Text">GROUND</text:span>, <text:s/><text:span text:style-name="Code_5f_Text">AIR</text:span>, <text:span text:style-name="Code_5f_Text">UNDERWATER</text:span> or <text:span text:style-name="Code_5f_Text">ANY</text:span></text:p>
      <text:p text:style-name="P53"/>
      <text:p text:style-name="P65"/>
      <text:p text:style-name="P65">show non-loop animation with frame-delay value=YYY and <text:span text:style-name="T20">s</text:span>et as static the last frame in defined framelist</text:p>
      <text:p text:style-name="P65"/>
      <text:p text:style-name="P53"><text:span text:style-name="Code_5f_Text">SET_F_FRAME [ </text:span><text:span text:style-name="Code_5f_Text"><text:span text:style-name="T4">framelist</text:span></text:span><text:span text:style-name="Code_5f_Text"> ] </text:span><text:span text:style-name="Code_5f_Text"><text:span text:style-name="T4">YYY</text:span></text:span></text:p>
      <text:p text:style-name="P53"/>
      <text:p text:style-name="P53"/>
      <text:p text:style-name="P65">set animation frame delay in milliseconds</text:p>
      <text:p text:style-name="P65"/>
      <text:p text:style-name="P53"><text:span text:style-name="Code_5f_Text">SET_FRAMESPEED </text:span><text:span text:style-name="Code_5f_Text"><text:span text:style-name="T4">ZZ</text:span></text:span></text:p>
      <text:p text:style-name="P53"/>
      <text:p text:style-name="P66"/>
      <text:p text:style-name="P90">Effects:</text:p>
      <text:p text:style-name="P66">Start effect animation on NPCs position <text:span text:style-name="T21">(dynamic effects will </text:span><text:span text:style-name="T22">use his</text:span><text:span text:style-name="T21"> default settings)</text:span></text:p>
      <text:p text:style-name="P66"/>
      <text:p text:style-name="P53"><text:span text:style-name="Code_5f_Text">DO_EFFECT </text:span><text:span text:style-name="Code_5f_Text"><text:span text:style-name="T4">YY</text:span></text:span></text:p>
      <text:p text:style-name="P53"/>
      <text:p text:style-name="P53"/>
      <text:p text:style-name="P66"><text:span text:style-name="T23">S</text:span>tart dynamic effect with <text:span text:style-name="T24">defined </text:span>properties</text:p>
      <text:p text:style-name="P53"/>
      <text:p text:style-name="P53"><text:span text:style-name="Code_5f_Text">D</text:span><text:span text:style-name="Code_5f_Text"><text:span text:style-name="T25">Y</text:span></text:span><text:span text:style-name="Code_5f_Text">_EFFECT </text:span><text:span text:style-name="Code_5f_Text"><text:span text:style-name="T4">YY</text:span></text:span><text:span text:style-name="Code_5f_Text"> </text:span><text:span text:style-name="Code_5f_Text"><text:span text:style-name="T4">POSITION</text:span></text:span><text:span text:style-name="Code_5f_Text"> </text:span><text:span text:style-name="Code_5f_Text"><text:span text:style-name="T4">DIR</text:span></text:span><text:span text:style-name="Code_5f_Text"> </text:span><text:span text:style-name="Code_5f_Text"><text:span text:style-name="T4">SPEED</text:span></text:span></text:p>
      <text:p text:style-name="P73"/>
      <text:p text:style-name="P73">position:</text:p>
      <text:p text:style-name="P53"><text:tab/><text:span text:style-name="Code_5f_Text">CENTER</text:span>, <text:span text:style-name="Code_5f_Text">POS[ 12 44 ]</text:span> (relative at NPC's current position)</text:p>
      <text:p text:style-name="P53"/>
      <text:p text:style-name="P73">direction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3"><text:span text:style-name="Code_5f_Text">LEFT RIGHT UP DOWN FRONT REAR</text:span></text:p>
          </table:table-cell>
          <table:table-cell table:style-name="Таблица5.B1" office:value-type="string">
            <text:p text:style-name="P53">static directions</text:p>
          </table:table-cell>
        </table:table-row>
        <table:table-row>
          <table:table-cell table:style-name="Таблица5.A2" office:value-type="string">
            <text:p text:style-name="P53"><text:span text:style-name="Code_5f_Text">TO_PLAYER</text:span></text:p>
          </table:table-cell>
          <table:table-cell table:style-name="Таблица5.B2" office:value-type="string">
            <text:p text:style-name="P53">find player's center position and calculate direction</text:p>
          </table:table-cell>
        </table:table-row>
        <table:table-row>
          <table:table-cell table:style-name="Таблица5.A2" office:value-type="string">
            <text:p text:style-name="P53"><text:span text:style-name="Code_5f_Text">TO_PBOTTOM</text:span></text:p>
          </table:table-cell>
          <table:table-cell table:style-name="Таблица5.B2" office:value-type="string">
            <text:p text:style-name="P53">find player's bottom position and calculate direction</text:p>
          </table:table-cell>
        </table:table-row>
        <table:table-row>
          <table:table-cell table:style-name="Таблица5.A2" office:value-type="string">
            <text:p text:style-name="P53"><text:span text:style-name="Code_5f_Text">TO_PLAYER[ 350 25 ]</text:span></text:p>
          </table:table-cell>
          <table:table-cell table:style-name="Таблица5.B2" office:value-type="string">
            <text:p text:style-name="P53">find player's position and calculate direction params - corner gradus limits</text:p>
          </table:table-cell>
        </table:table-row>
        <table:table-row>
          <table:table-cell table:style-name="Таблица5.A2" office:value-type="string">
            <text:p text:style-name="P53"><text:span text:style-name="Code_5f_Text">45</text:span></text:p>
          </table:table-cell>
          <table:table-cell table:style-name="Таблица5.B2" office:value-type="string">
            <text:p text:style-name="P53">static gradus direction, relative to NPC's h-front</text:p>
          </table:table-cell>
        </table:table-row>
        <table:table-row>
          <table:table-cell table:style-name="Таблица5.A2" office:value-type="string">
            <text:p text:style-name="P53"><text:span text:style-name="Code_5f_Text">RAND</text:span></text:p>
          </table:table-cell>
          <table:table-cell table:style-name="Таблица5.B2" office:value-type="string">
            <text:p text:style-name="P53">Random without gradus limits</text:p>
          </table:table-cell>
        </table:table-row>
        <table:table-row>
          <table:table-cell table:style-name="Таблица5.A2" office:value-type="string">
            <text:p text:style-name="P53"><text:span text:style-name="Code_5f_Text">RAND[ 350 25 ]</text:span></text:p>
          </table:table-cell>
          <table:table-cell table:style-name="Таблица5.B2" office:value-type="string">
            <text:p text:style-name="P53">set random direction in slected gradus range</text:p>
          </table:table-cell>
        </table:table-row>
      </table:table>
      <text:p text:style-name="P53"/>
      <text:p text:style-name="P53">You can use <text:span text:style-name="Code_5f_Text">TO_PLAYER,FRONT</text:span> or <text:span text:style-name="Code_5f_Text">TOPBOTTOM,FRONT </text:span>for spawn effect on NPC's FRONT<text:line-break/>if collosion with player has not detected</text:p>
      <text:p text:style-name="P53"/>
      <text:p text:style-name="P74">Speed movement:</text:p>
      <text:p text:style-name="P68"><text:tab/><text:span text:style-name="T26">Dynamic effect speed declaring </text:span>in pixels per second</text:p>
      <text:p text:style-name="P53"/>
      <text:p text:style-name="P7">Modify player state: <text:span text:style-name="T48">(Will be modified only with player, what collided with NPC)</text:span></text:p>
      <text:p text:style-name="P23"/>
      <text:p text:style-name="P14">Change Mounted objects on player:</text:p>
      <text:p text:style-name="P23"/>
      <text:p text:style-name="P24"><text:span text:style-name="Code_5f_Text">SET_MOUNTED XX YY</text:span></text:p>
      <text:p text:style-name="P24"/>
      <text:p text:style-name="P24">XX – Mount type (0 – nothing, 1 – show, 2 – helicopter, 3 – horse/<text:span text:style-name="T43">dinosaur</text:span>)</text:p>
      <text:p text:style-name="P25">YY – mounted object ID:</text:p>
      <text:p text:style-name="P25">Shoes: 1-3<text:line-break/>hel<text:span text:style-name="T44">i</text:span>copters: 1-2<text:line-break/>horses:<text:tab/> 1-8</text:p>
      <text:p text:style-name="P25"/>
      <text:p text:style-name="P25"/>
      <text:p text:style-name="P26">Change player's power-up state:</text:p>
      <text:p text:style-name="P26"/>
      <text:p text:style-name="P26"><text:span text:style-name="Code_5f_Text">SET_PLAYER_STATE XX</text:span></text:p>
      <text:p text:style-name="P26"><text:line-break/>XX – Player's state number: 1-7:<text:line-break/>1 – small, 2 – big, 3 – fire, 4 – <text:span text:style-name="T45">raccoon</text:span>, 5 – tanooki, 6 – hammer, 7 - ice</text:p>
      <text:p text:style-name="P91">Detectors</text:p>
      <text:p text:style-name="P32"/>
      <text:p text:style-name="P35">Detectors allow to call events on object detection</text:p>
      <text:p text:style-name="P35"/>
      <text:p text:style-name="P38">Set detector on current state <text:span text:style-name="T52">(if current state was changed, detector will be disabled)</text:span>:</text:p>
      <text:p text:style-name="P32"><text:line-break/><text:span text:style-name="Code_5f_Text">SET_DETECTOR OBJECT DISTANCE XX </text:span><text:span text:style-name="Code_5f_Text"><text:span text:style-name="T36">DIRECT</text:span></text:span><text:span text:style-name="Code_5f_Text"> EVENT</text:span></text:p>
      <text:p text:style-name="P32"/>
      <text:p text:style-name="P10">Object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<text:span text:style-name="Code_5f_Text">BLOCK</text:span></text:p>
          </table:table-cell>
          <table:table-cell table:style-name="Таблица6.B1" office:value-type="string">
            <text:p text:style-name="P36">Detect block</text:p>
          </table:table-cell>
        </table:table-row>
        <table:table-row>
          <table:table-cell table:style-name="Таблица6.A2" office:value-type="string">
            <text:p text:style-name="P36"><text:span text:style-name="Code_5f_Text">BLOCKID YY</text:span></text:p>
          </table:table-cell>
          <table:table-cell table:style-name="Таблица6.B2" office:value-type="string">
            <text:p text:style-name="P36">Detect block with ID value=YY</text:p>
          </table:table-cell>
        </table:table-row>
        <table:table-row>
          <table:table-cell table:style-name="Таблица6.A2" office:value-type="string">
            <text:p text:style-name="P34"><text:span text:style-name="Code_5f_Text">PLAYER</text:span></text:p>
          </table:table-cell>
          <table:table-cell table:style-name="Таблица6.B2" office:value-type="string">
            <text:p text:style-name="P36">Detect playable characyer</text:p>
          </table:table-cell>
        </table:table-row>
        <table:table-row>
          <table:table-cell table:style-name="Таблица6.A2" office:value-type="string">
            <text:p text:style-name="P34"><text:span text:style-name="Code_5f_Text">NPC</text:span></text:p>
          </table:table-cell>
          <table:table-cell table:style-name="Таблица6.B2" office:value-type="string">
            <text:p text:style-name="P36">Detect any NPC</text:p>
          </table:table-cell>
        </table:table-row>
        <table:table-row>
          <table:table-cell table:style-name="Таблица6.A2" office:value-type="string">
            <text:p text:style-name="P34"><text:span text:style-name="Code_5f_Text">NPCID YY</text:span></text:p>
          </table:table-cell>
          <table:table-cell table:style-name="Таблица6.B2" office:value-type="string">
            <text:p text:style-name="P44">Detect NPC with ID value=YY</text:p>
          </table:table-cell>
        </table:table-row>
        <table:table-row>
          <table:table-cell table:style-name="Таблица6.A2" office:value-type="string">
            <text:p text:style-name="P39"><text:span text:style-name="Code_5f_Text">BGO</text:span></text:p>
          </table:table-cell>
          <table:table-cell table:style-name="Таблица6.B2" office:value-type="string">
            <text:p text:style-name="P39">Detect any BGO</text:p>
          </table:table-cell>
        </table:table-row>
        <table:table-row>
          <table:table-cell table:style-name="Таблица6.A2" office:value-type="string">
            <text:p text:style-name="P39"><text:span text:style-name="Code_5f_Text">BGOID YY</text:span></text:p>
          </table:table-cell>
          <table:table-cell table:style-name="Таблица6.B2" office:value-type="string">
            <text:p text:style-name="P39">Detect BGO with ID value=YY</text:p>
          </table:table-cell>
        </table:table-row>
      </table:table>
      <text:p text:style-name="P32"/>
      <text:p text:style-name="P10">Detection type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3"><text:span text:style-name="Code_5f_Text">DISTANCE</text:span></text:p>
          </table:table-cell>
          <table:table-cell table:style-name="Таблица7.B1" office:value-type="string">
            <text:p text:style-name="P45">detect object on approximations by distance radius (square)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H</text:span></text:p>
          </table:table-cell>
          <table:table-cell table:style-name="Таблица7.B2" office:value-type="string">
            <text:p text:style-name="P45">detect object on horisontal approximations by distance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V</text:span></text:p>
          </table:table-cell>
          <table:table-cell table:style-name="Таблица7.B2" office:value-type="string">
            <text:p text:style-name="P45">detect object on vertical approximations by distance value=XX</text:p>
          </table:table-cell>
        </table:table-row>
        <table:table-row>
          <table:table-cell table:style-name="Таблица7.A2" office:value-type="string">
            <text:p text:style-name="P32"><text:span text:style-name="Code_5f_Text">COLLISION</text:span></text:p>
          </table:table-cell>
          <table:table-cell table:style-name="Таблица7.B2" office:value-type="string">
            <text:p text:style-name="P46">detect object on collision with them</text:p>
          </table:table-cell>
        </table:table-row>
      </table:table>
      <text:p text:style-name="P32"/>
      <text:p text:style-name="P11"><text:span text:style-name="T55">Detector d</text:span>irections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2"><text:span text:style-name="Code_5f_Text">ANY</text:span></text:p>
          </table:table-cell>
          <table:table-cell table:style-name="Таблица8.B1" office:value-type="string">
            <text:p text:style-name="P43">Allow detect in all directions</text:p>
          </table:table-cell>
        </table:table-row>
        <table:table-row>
          <table:table-cell table:style-name="Таблица8.A2" office:value-type="string">
            <text:p text:style-name="P42"><text:span text:style-name="Code_5f_Text">TOP</text:span>, <text:span text:style-name="Code_5f_Text">BOTTOM</text:span>, <text:span text:style-name="Code_5f_Text">FRONT</text:span>, <text:span text:style-name="Code_5f_Text">BACK</text:span>,</text:p>
            <text:p text:style-name="P42"><text:span text:style-name="Code_5f_Text">TOP_FRONT</text:span><text:span text:style-name="T55">, </text:span><text:span text:style-name="Code_5f_Text">TOP_BACK</text:span><text:span text:style-name="T55">,</text:span></text:p>
            <text:p text:style-name="P42"><text:span text:style-name="Code_5f_Text">BOTTOM_FRONT</text:span><text:span text:style-name="T55">, </text:span><text:span text:style-name="Code_5f_Text">BOTTOM_BACK</text:span></text:p>
          </table:table-cell>
          <table:table-cell table:style-name="Таблица8.B2" office:value-type="string">
            <text:p text:style-name="P43">Use direction limit for object detection</text:p>
          </table:table-cell>
        </table:table-row>
      </table:table>
      <text:p text:style-name="P42"/>
      <text:p text:style-name="P32"/>
      <text:p text:style-name="P37"><text:span text:style-name="Code_5f_event">EVENT</text:span><text:tab/><text:tab/>- call <text:span text:style-name="T53">global or user defined </text:span>event if detector was passed</text:p>
      <text:p text:style-name="P92"><text:span text:style-name="T27">C</text:span>onditional expressions:</text:p>
      <text:p text:style-name="P53"/>
      <text:p text:style-name="P53"><text:span text:style-name="T32">Single</text:span><text:span text:style-name="T28">:</text:span></text:p>
      <text:p text:style-name="P53"><text:span text:style-name="Code_5f_Text">IF [ expression ]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><text:span text:style-name="Code_5f_Text"/></text:p>
      <text:p text:style-name="P27"><text:span text:style-name="T46">Double: </text:span>True/False actions:</text:p>
      <text:p text:style-name="P53"><text:span text:style-name="Code_5f_Text">IF [ expression ]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><text:span text:style-name="Code_5f_Text">ELSE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P53"/>
      <text:p text:style-name="P12">Expressions:</text:p>
      <text:p text:style-name="P8">Single:</text:p>
      <text:p text:style-name="P53"><text:span text:style-name="Code_5f_Text">[ VALUE op VALUE ]</text:span></text:p>
      <text:p text:style-name="P8"/>
      <text:p text:style-name="P8">Multi<text:span text:style-name="T57">ple</text:span>:</text:p>
      <text:p text:style-name="P53"><text:span text:style-name="Code_5f_Text">[ [ VALUE1 = VALUE2 ] &amp;&amp; [ VALUE1 != VALUE3 ] ]</text:span></text:p>
      <text:p text:style-name="P53"><text:span text:style-name="Code_5f_Text"/></text:p>
      <text:p text:style-name="P53"><text:span text:style-name="Code_5f_Text"/></text:p>
      <text:p text:style-name="P75">Operators:</text:p>
      <text:p text:style-name="P53"><text:span text:style-name="Code_5f_Text">=<text:tab/>&gt;<text:tab/>&lt;<text:tab/>&gt;=<text:tab/>&lt;=<text:tab/>!=</text:span></text:p>
      <text:p text:style-name="P53"/>
      <text:p text:style-name="P9">Logical (if you checking many expressions):</text:p>
      <text:p text:style-name="P53"><text:span text:style-name="Code_5f_Text">&amp;&amp;<text:tab/>||</text:span></text:p>
      <text:p text:style-name="P53"/>
      <text:p text:style-name="P53"/>
      <text:p text:style-name="P75">Timer:</text:p>
      <text:p text:style-name="P84"/>
      <text:p text:style-name="P13">The timer will run your commands after his timeout</text:p>
      <text:p text:style-name="P69">set timer on YYY milliseconds</text:p>
      <text:p text:style-name="P69"/>
      <text:p text:style-name="P53"><text:span text:style-name="Code_5f_Text">SET_TIMER YYY</text:span></text:p>
      <text:p text:style-name="P53"><text:span text:style-name="Code_5f_Text">[</text:span></text:p>
      <text:p text:style-name="P53"><text:span text:style-name="Code_5f_Text">&lt;commands&gt;</text:span></text:p>
      <text:p text:style-name="P53"><text:span text:style-name="Code_5f_Text">]</text:span></text:p>
      <text:p text:style-name="Standard"/>
      <text:p text:style-name="P21">Looped timer with YYY delay</text:p>
      <text:p text:style-name="P53"><text:span text:style-name="Code_5f_Text"/></text:p>
      <text:p text:style-name="P72"><text:span text:style-name="Code_5f_Text">SET_TIMER_</text:span><text:span text:style-name="Code_5f_Text"><text:span text:style-name="T31">LOOP</text:span></text:span><text:span text:style-name="Code_5f_Text"> YYY</text:span></text:p>
      <text:p text:style-name="P72"><text:span text:style-name="Code_5f_Text">[</text:span></text:p>
      <text:p text:style-name="P72"><text:span text:style-name="Code_5f_Text">&lt;commands&gt;</text:span></text:p>
      <text:p text:style-name="P5"><text:span text:style-name="Code_5f_Text">]</text:span></text:p>
      <text:p text:style-name="P82"/>
      <text:p text:style-name="P20">Timer will reset, if state with defined timer, changed</text:p>
      <text:p text:style-name="P20"/>
      <text:p text:style-name="P5"><text:span text:style-name="Code_5f_Text"/></text:p>
      <text:p text:style-name="P88"/>
      <text:h text:style-name="Heading_20_3" text:outline-level="3">NPCs Options:</text:h>
      <text:p text:style-name="P70">change system NPCs options</text:p>
      <text:p text:style-name="P70"/>
      <text:p text:style-name="P70"><text:span text:style-name="Code_5f_Text">SET_OPT </text:span><text:span text:style-name="Code_5f_Text"><text:span text:style-name="T4">OPT</text:span></text:span><text:span text:style-name="Code_5f_Text"><text:span text:style-name="T17">ION</text:span></text:span><text:span text:style-name="Code_5f_Text"> </text:span><text:span text:style-name="Code_5f_Text"><text:span text:style-name="T4">YYY</text:span></text:span></text:p>
      <text:p text:style-name="P70"><text:span text:style-name="Code_5f_Text"><text:span text:style-name="T37"/></text:span></text:p>
      <text:p text:style-name="P17">Get current option value:</text:p>
      <text:p text:style-name="P17"/>
      <text:p text:style-name="P17"><text:span text:style-name="Code_5f_Text">OPT_OPTION</text:span></text:p>
      <text:p text:style-name="P17"/>
      <text:p text:style-name="P16"><text:span text:style-name="T10">O</text:span>ptions table:</text:p>
      <table:table table:name="NPCsoptions" table:style-name="NPCsoptions">
        <table:table-column table:style-name="NPCsoptions.A"/>
        <table:table-column table:style-name="NPCsoptions.B"/>
        <table:table-column table:style-name="NPCsoptions.C"/>
        <table:table-row>
          <table:table-cell table:style-name="NPCsoptions.A1" office:value-type="string">
            <text:p text:style-name="P107">Option</text:p>
          </table:table-cell>
          <table:table-cell table:style-name="NPCsoptions.A1" office:value-type="string">
            <text:p text:style-name="P107">Values</text:p>
          </table:table-cell>
          <table:table-cell table:style-name="NPCsoptions.C1" office:value-type="string">
            <text:p text:style-name="P107">Description</text:p>
          </table:table-cell>
        </table:table-row>
        <table:table-row>
          <table:table-cell table:style-name="NPCsoptions.A2" office:value-type="string">
            <text:p text:style-name="P94">HURT_PLAYER</text:p>
          </table:table-cell>
          <table:table-cell table:style-name="NPCsoptions.A2" office:value-type="string">
            <text:p text:style-name="P95">TRUE/FALSE</text:p>
          </table:table-cell>
          <table:table-cell table:style-name="NPCsoptions.C2" office:value-type="string">
            <text:p text:style-name="P106">NPC will hurt the player</text:p>
          </table:table-cell>
        </table:table-row>
        <table:table-row>
          <table:table-cell table:style-name="NPCsoptions.A2" office:value-type="string">
            <text:p text:style-name="P94">HURT_NPC</text:p>
          </table:table-cell>
          <table:table-cell table:style-name="NPCsoptions.A2" office:value-type="string">
            <text:p text:style-name="P95">TRUE/FALSE</text:p>
          </table:table-cell>
          <table:table-cell table:style-name="NPCsoptions.C2" office:value-type="string">
            <text:p text:style-name="P106">NPC will hurt the other NPC</text:p>
          </table:table-cell>
        </table:table-row>
        <table:table-row>
          <table:table-cell table:style-name="NPCsoptions.A2" office:value-type="string">
            <text:p text:style-name="P108">EATABLE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8">NPC can be eaten by Yoshi</text:p>
          </table:table-cell>
        </table:table-row>
        <table:table-row>
          <table:table-cell table:style-name="NPCsoptions.A2" office:value-type="string">
            <text:p text:style-name="P109">SLIDE_SLOPE</text:p>
          </table:table-cell>
          <table:table-cell table:style-name="NPCsoptions.A2" office:value-type="string">
            <text:p text:style-name="P97">TRUE/FALSE</text:p>
          </table:table-cell>
          <table:table-cell table:style-name="NPCsoptions.C2" office:value-type="string">
            <text:p text:style-name="P109">NPC can be kicked on slope sl<text:span text:style-name="T39">i</text:span>de</text:p>
          </table:table-cell>
        </table:table-row>
        <table:table-row>
          <table:table-cell table:style-name="NPCsoptions.A2" office:value-type="string">
            <text:p text:style-name="P109">JUMPED</text:p>
          </table:table-cell>
          <table:table-cell table:style-name="NPCsoptions.A2" office:value-type="string">
            <text:p text:style-name="P97">TRUE/FALSE</text:p>
          </table:table-cell>
          <table:table-cell table:style-name="NPCsoptions.C2" office:value-type="string">
            <text:p text:style-name="P111">NPC can be kicked on head-jump</text:p>
          </table:table-cell>
        </table:table-row>
        <table:table-row>
          <table:table-cell table:style-name="NPCsoptions.A2" office:value-type="string">
            <text:p text:style-name="P110">DEACTIVATION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1">NPC will deactivate on off-screen 4 sec ago</text:p>
          </table:table-cell>
        </table:table-row>
        <table:table-row>
          <table:table-cell table:style-name="NPCsoptions.A2" office:value-type="string">
            <text:p text:style-name="P110">KICKEDBYNPC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kicked by other NPC</text:p>
          </table:table-cell>
        </table:table-row>
        <table:table-row>
          <table:table-cell table:style-name="NPCsoptions.A2" office:value-type="string">
            <text:p text:style-name="P110">FIREBALL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kicked on fire ball</text:p>
          </table:table-cell>
        </table:table-row>
        <table:table-row>
          <table:table-cell table:style-name="NPCsoptions.A2" office:value-type="string">
            <text:p text:style-name="P110">ICEBALL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freeze on ice ball</text:p>
          </table:table-cell>
        </table:table-row>
        <table:table-row>
          <table:table-cell table:style-name="NPCsoptions.A2" office:value-type="string">
            <text:p text:style-name="P110">HAMMER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2">NPC can be kicked on hammer</text:p>
          </table:table-cell>
        </table:table-row>
        <table:table-row>
          <table:table-cell table:style-name="NPCsoptions.A2" office:value-type="string">
            <text:p text:style-name="P110">ALLOW_TAIL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8">NPC can be kicked by tail</text:p>
          </table:table-cell>
        </table:table-row>
        <table:table-row>
          <table:table-cell table:style-name="NPCsoptions.A2" office:value-type="string">
            <text:p text:style-name="P110">ALLOW_SPIN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8">NPC can be kicked on spin</text:p>
          </table:table-cell>
        </table:table-row>
        <table:table-row>
          <table:table-cell table:style-name="NPCsoptions.A2" office:value-type="string">
            <text:p text:style-name="P110">ALLOW_SHOE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8">NPC can be kicked on mounted objects</text:p>
          </table:table-cell>
        </table:table-row>
        <table:table-row>
          <table:table-cell table:style-name="NPCsoptions.A2" office:value-type="string">
            <text:p text:style-name="P111">CLIFF_DETECT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9">NPC <text:span text:style-name="T41">will</text:span> <text:span text:style-name="T40">detect</text:span> cliff<text:span text:style-name="T41">s</text:span> on movements</text:p>
          </table:table-cell>
        </table:table-row>
        <table:table-row>
          <table:table-cell table:style-name="NPCsoptions.A2" office:value-type="string">
            <text:p text:style-name="P113">EFFECT</text:p>
          </table:table-cell>
          <table:table-cell table:style-name="NPCsoptions.A2" office:value-type="string">
            <text:p text:style-name="P113">UNSIGNED INTEGER</text:p>
          </table:table-cell>
          <table:table-cell table:style-name="NPCsoptions.C2" office:value-type="string">
            <text:p text:style-name="P113">Default “die” effect ID</text:p>
          </table:table-cell>
        </table:table-row>
        <table:table-row>
          <table:table-cell table:style-name="NPCsoptions.A2" office:value-type="string">
            <text:p text:style-name="P128">SH_EFFECT</text:p>
          </table:table-cell>
          <table:table-cell table:style-name="NPCsoptions.A2" office:value-type="string">
            <text:p text:style-name="P113">UNSIGNED INTEGER</text:p>
          </table:table-cell>
          <table:table-cell table:style-name="NPCsoptions.C2" office:value-type="string">
            <text:p text:style-name="P113">Default “<text:span text:style-name="T54">kicked” </text:span>effect ID</text:p>
          </table:table-cell>
        </table:table-row>
        <table:table-row>
          <table:table-cell table:style-name="NPCsoptions.A2" office:value-type="string">
            <text:p text:style-name="P116">SCORE</text:p>
          </table:table-cell>
          <table:table-cell table:style-name="NPCsoptions.A2" office:value-type="string">
            <text:p text:style-name="P116">0-12</text:p>
          </table:table-cell>
          <table:table-cell table:style-name="NPCsoptions.C2" office:value-type="string">
            <text:p text:style-name="P116">Give Score to player on kick NPC</text:p>
          </table:table-cell>
        </table:table-row>
        <table:table-row>
          <table:table-cell table:style-name="NPCsoptions.A2" office:value-type="string">
            <text:p text:style-name="P117">GRAVITY</text:p>
          </table:table-cell>
          <table:table-cell table:style-name="NPCsoptions.A2" office:value-type="string">
            <text:p text:style-name="P100">TRUE/FALSE</text:p>
          </table:table-cell>
          <table:table-cell table:style-name="NPCsoptions.C2" office:value-type="string">
            <text:p text:style-name="P120">Enable/disable gravity</text:p>
          </table:table-cell>
        </table:table-row>
        <table:table-row>
          <table:table-cell table:style-name="NPCsoptions.A2" office:value-type="string">
            <text:p text:style-name="P121">GRAB_SIDE</text:p>
          </table:table-cell>
          <table:table-cell table:style-name="NPCsoptions.A2" office:value-type="string">
            <text:p text:style-name="P101">TRUE/FALSE</text:p>
          </table:table-cell>
          <table:table-cell table:style-name="NPCsoptions.C2" office:value-type="string">
            <text:p text:style-name="P121">NPC can be grabbed on side</text:p>
          </table:table-cell>
        </table:table-row>
        <table:table-row>
          <table:table-cell table:style-name="NPCsoptions.A2" office:value-type="string">
            <text:p text:style-name="P121">GRAB_TOP</text:p>
          </table:table-cell>
          <table:table-cell table:style-name="NPCsoptions.A2" office:value-type="string">
            <text:p text:style-name="P101">TRUE/FALSE</text:p>
          </table:table-cell>
          <table:table-cell table:style-name="NPCsoptions.C2" office:value-type="string">
            <text:p text:style-name="P121">NPC can be grabbed on top</text:p>
          </table:table-cell>
        </table:table-row>
        <table:table-row>
          <table:table-cell table:style-name="NPCsoptions.A2" office:value-type="string">
            <text:p text:style-name="P122">GRAB_<text:span text:style-name="T42">ANY</text:span></text:p>
          </table:table-cell>
          <table:table-cell table:style-name="NPCsoptions.A2" office:value-type="string">
            <text:p text:style-name="P102">TRUE/FALSE</text:p>
          </table:table-cell>
          <table:table-cell table:style-name="NPCsoptions.C2" office:value-type="string">
            <text:p text:style-name="P123">NPC can be grabbed on any collisions</text:p>
          </table:table-cell>
        </table:table-row>
        <table:table-row>
          <table:table-cell table:style-name="NPCsoptions.A2" office:value-type="string">
            <text:p text:style-name="P124">TAKABLE</text:p>
          </table:table-cell>
          <table:table-cell table:style-name="NPCsoptions.A2" office:value-type="string">
            <text:p text:style-name="P103">TRUE/FALSE</text:p>
          </table:table-cell>
          <table:table-cell table:style-name="NPCsoptions.C2" office:value-type="string">
            <text:p text:style-name="P124">NPC can be takes by player</text:p>
          </table:table-cell>
        </table:table-row>
        <table:table-row>
          <table:table-cell table:style-name="NPCsoptions.A2" office:value-type="string">
            <text:p text:style-name="P125">LAVA_PROT</text:p>
          </table:table-cell>
          <table:table-cell table:style-name="NPCsoptions.A2" office:value-type="string">
            <text:p text:style-name="P104">TRUE/FALSE</text:p>
          </table:table-cell>
          <table:table-cell table:style-name="NPCsoptions.C2" office:value-type="string">
            <text:p text:style-name="P125">NPC will not <text:span text:style-name="T49">burn </text:span>in lava</text:p>
          </table:table-cell>
        </table:table-row>
        <table:table-row>
          <table:table-cell table:style-name="NPCsoptions.A2" office:value-type="string">
            <text:p text:style-name="P132">ADHESION</text:p>
          </table:table-cell>
          <table:table-cell table:style-name="NPCsoptions.A2" office:value-type="string">
            <text:p text:style-name="P105">TRUE/FALSE</text:p>
          </table:table-cell>
          <table:table-cell table:style-name="NPCsoptions.C2" office:value-type="string">
            <text:p text:style-name="P126">Allows to NPC walking on walls and on <text:span text:style-name="T58">ceiling</text:span></text:p>
          </table:table-cell>
        </table:table-row>
        <table:table-row>
          <table:table-cell table:style-name="NPCsoptions.A2" office:value-type="string">
            <text:p text:style-name="P127">D_HEALTH</text:p>
          </table:table-cell>
          <table:table-cell table:style-name="NPCsoptions.A2" office:value-type="string">
            <text:p text:style-name="P114">UNSIGNED INTEGER</text:p>
          </table:table-cell>
          <table:table-cell table:style-name="NPCsoptions.C2" office:value-type="string">
            <text:p text:style-name="P127">Default NPC's health</text:p>
          </table:table-cell>
        </table:table-row>
        <table:table-row>
          <table:table-cell table:style-name="NPCsoptions.A2" office:value-type="string">
            <text:p text:style-name="P129">SPECIAL</text:p>
          </table:table-cell>
          <table:table-cell table:style-name="NPCsoptions.A2" office:value-type="string">
            <text:p text:style-name="P115">INTEGER</text:p>
          </table:table-cell>
          <table:table-cell table:style-name="NPCsoptions.C2" office:value-type="string">
            <text:p text:style-name="P129">Special option</text:p>
          </table:table-cell>
        </table:table-row>
        <table:table-row>
          <table:table-cell table:style-name="NPCsoptions.A2" office:value-type="string">
            <text:p text:style-name="P130">CONTAINER</text:p>
          </table:table-cell>
          <table:table-cell table:style-name="NPCsoptions.A2" office:value-type="string">
            <text:p text:style-name="P130">TRUE/FALSE</text:p>
          </table:table-cell>
          <table:table-cell table:style-name="NPCsoptions.C2" office:value-type="string">
            <text:p text:style-name="P131">This NPC is – container. Special value is a containing NPC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Text" style:display-name="Code_Text" style:family="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transparent" style:font-size-asian="11pt" style:language-asian="zxx" style:country-asian="none" style:font-size-complex="11pt" style:language-complex="zxx" style:country-complex="none" style:shadow="none"/>
    </style:style>
    <style:style style:name="Citation" style:family="text">
      <style:text-properties fo:font-style="italic" style:font-style-asian="italic" style:font-style-complex="italic"/>
    </style:style>
    <style:style style:name="Code_5f_state" style:display-name="Code_state" style:family="text" style:parent-style-name="Code_5f_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#ffff66" style:font-size-asian="11pt" style:language-asian="zxx" style:country-asian="none" style:font-size-complex="11pt" style:language-complex="zxx" style:country-complex="none" style:shadow="none"/>
    </style:style>
    <style:style style:name="Code_5f_event" style:display-name="Code_event" style:family="text">
      <style:text-properties style:font-name="Liberation Mono" fo:font-family="'Liberation Mono'" style:font-family-generic="modern" style:font-pitch="fixed" fo:language="zxx" fo:country="none" officeooo:rsid="002bfe74" fo:background-color="#ffffcc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4M48S</meta:editing-duration>
    <meta:editing-cycles>212</meta:editing-cycles>
    <meta:generator>LibreOffice/4.2.5.2$Windows_x86 LibreOffice_project/61cb170a04bb1f12e77c884eab9192be736ec5f5</meta:generator>
    <dc:date>2014-08-06T02:15:52.468000000</dc:date>
    <meta:document-statistic meta:table-count="9" meta:image-count="0" meta:object-count="0" meta:page-count="9" meta:paragraph-count="362" meta:word-count="1403" meta:character-count="8648" meta:non-whitespace-character-count="7589"/>
    <meta:user-defined meta:name="Info 1"/>
    <meta:user-defined meta:name="Info 2"/>
    <meta:user-defined meta:name="Info 3"/>
    <meta:user-defined meta:name="Info 4"/>
  </office:meta>
</office:document-meta>
</file>